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063in" fo:margin-left="0.0063in" fo:margin-top="0in" fo:margin-bottom="0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7083in"/>
    </style:style>
    <style:style style:name="Table1.C" style:family="table-column">
      <style:table-column-properties style:column-width="0.5521in"/>
    </style:style>
    <style:style style:name="Table1.D" style:family="table-column">
      <style:table-column-properties style:column-width="1.477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b5ac80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rsid="0171535c" officeooo:paragraph-rsid="0171535c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0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1366997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0" style:family="paragraph" style:parent-style-name="Standard">
      <style:text-properties style:font-name="Liberation Sans1" fo:font-size="10pt" fo:language="en" fo:country="US" officeooo:rsid="016bbe07" officeooo:paragraph-rsid="016bbe07" fo:background-color="#dde8cb" style:font-size-asian="10pt" style:font-size-complex="10pt"/>
    </style:style>
    <style:style style:name="P51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2d121" officeooo:paragraph-rsid="0172d121" fo:background-color="#dde8cb" style:font-size-asian="10pt" style:font-size-complex="10pt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2d121" officeooo:paragraph-rsid="0172d121" fo:background-color="#dde8cb" style:font-size-asian="10pt" style:font-size-complex="10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59100" officeooo:paragraph-rsid="01759100" fo:background-color="#dde8cb" style:font-size-asian="10pt" style:font-size-complex="10pt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59100" officeooo:paragraph-rsid="01759100" fo:background-color="#dde8cb" style:font-size-asian="10pt" style:font-size-complex="10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642c6" officeooo:paragraph-rsid="017642c6" fo:background-color="#dde8cb" style:font-size-asian="10pt" style:font-size-complex="10pt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642c6" officeooo:paragraph-rsid="017642c6" fo:background-color="#dde8cb" style:font-size-asian="10pt" style:font-size-complex="10pt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4a9a3" officeooo:paragraph-rsid="0174a9a3" fo:background-color="#dde8cb" style:font-size-asian="10pt" style:font-size-complex="10pt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72af6" officeooo:paragraph-rsid="01772af6" fo:background-color="#dde8cb" style:font-size-asian="10pt" style:font-size-complex="10pt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8e719" officeooo:paragraph-rsid="0178e719" fo:background-color="#dde8cb" style:font-size-asian="10pt" style:font-size-complex="10pt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fo:background-color="#dde8cb" style:font-size-asian="10pt" style:font-size-complex="10pt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4a9a3" fo:background-color="#dde8cb" style:font-size-asian="10pt" style:font-size-complex="10pt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72af6" fo:background-color="#dde8cb" style:font-size-asian="10pt" style:font-size-complex="10pt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8e719" fo:background-color="#dde8cb" style:font-size-asian="10pt" style:font-size-complex="10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background-color="#dde8cb" style:font-size-asian="10pt" style:font-size-complex="10pt"/>
    </style:style>
    <style:style style:name="P67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70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break-before="page"/>
      <style:text-properties style:font-name="Liberation Sans1" fo:font-size="12pt" fo:language="en" fo:country="US" fo:font-weight="bold" officeooo:rsid="007f8963" officeooo:paragraph-rsid="0142ad15" style:font-size-asian="12pt" style:font-weight-asian="bold" style:font-size-complex="12pt" style:font-weight-complex="bold"/>
    </style:style>
    <style:style style:name="P7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Liberation Sans1" fo:font-size="12pt" fo:language="en" fo:country="US" fo:font-weight="bold" officeooo:rsid="0171535c" officeooo:paragraph-rsid="0171535c" style:font-size-asian="12pt" style:font-weight-asian="bold" style:font-size-complex="12pt" style:font-weight-complex="bold"/>
    </style:style>
    <style:style style:name="P74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76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71535c" fo:background-color="#dde8cb" style:font-size-asian="12pt" style:font-weight-asian="bold" style:font-size-complex="12pt" style:font-weight-complex="bold"/>
    </style:style>
    <style:style style:name="P80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81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2ad15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67d198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0b26b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text-position="0% 100%" style:font-name="Liberation Sans1" fo:font-size="10pt" fo:language="en" fo:country="US" fo:font-weight="normal" officeooo:rsid="01445252" officeooo:paragraph-rsid="0142ad15" style:font-size-asian="10pt" style:font-weight-asian="normal" style:font-size-complex="10pt" style:font-weight-complex="normal"/>
    </style:style>
    <style:style style:name="P89" style:family="paragraph" style:parent-style-name="Standard">
      <style:text-properties style:text-position="0% 100%" style:font-name="Liberation Sans1" fo:font-size="10pt" fo:language="en" fo:country="US" fo:font-weight="normal" officeooo:rsid="01569fea" officeooo:paragraph-rsid="01569fea" style:font-size-asian="10pt" style:font-weight-asian="normal" style:font-size-complex="10pt" style:font-weight-complex="normal"/>
    </style:style>
    <style:style style:name="P90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91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fo:background-color="#ffffd7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9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9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96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fo:background-color="#ffffd7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104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112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116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117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118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119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120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121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122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123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24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25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26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27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28" style:family="paragraph" style:parent-style-name="Standard">
      <style:text-properties style:text-position="0% 100%"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129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30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31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32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33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34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35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36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37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38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39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40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41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43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44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45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46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47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49" style:family="paragraph" style:parent-style-name="Standard" style:master-page-name="">
      <style:paragraph-properties style:page-number="auto" fo:break-before="column"/>
    </style:style>
    <style:style style:name="P150" style:family="paragraph" style:parent-style-name="Standard">
      <style:text-properties fo:language="en" fo:country="US" officeooo:rsid="012eb4e9" officeooo:paragraph-rsid="012eb4e9"/>
    </style:style>
    <style:style style:name="P151" style:family="paragraph" style:parent-style-name="Standard">
      <style:text-properties fo:language="en" fo:country="US" officeooo:rsid="012eb4e9" officeooo:paragraph-rsid="014903bd"/>
    </style:style>
    <style:style style:name="P152" style:family="paragraph" style:parent-style-name="Standard">
      <style:text-properties fo:language="en" fo:country="US" fo:font-style="normal" officeooo:paragraph-rsid="016e6d00" fo:background-color="#ffffd7" style:font-style-asian="normal" style:font-style-complex="normal"/>
    </style:style>
    <style:style style:name="P153" style:family="paragraph" style:parent-style-name="Standard">
      <style:text-properties fo:language="en" fo:country="US" officeooo:rsid="012ed03c" officeooo:paragraph-rsid="017eb0b1"/>
    </style:style>
    <style:style style:name="P154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55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56" style:family="paragraph" style:parent-style-name="Standard">
      <style:text-properties fo:background-color="#ffffd7"/>
    </style:style>
    <style:style style:name="P157" style:family="paragraph" style:parent-style-name="Standard">
      <style:text-properties officeooo:paragraph-rsid="01366997" fo:background-color="#ffffd7"/>
    </style:style>
    <style:style style:name="P158" style:family="paragraph" style:parent-style-name="Standard">
      <style:text-properties officeooo:paragraph-rsid="005c1065" fo:background-color="#ffffd7"/>
    </style:style>
    <style:style style:name="P159" style:family="paragraph" style:parent-style-name="Standard">
      <style:text-properties officeooo:paragraph-rsid="01248f82" fo:background-color="#ffffd7"/>
    </style:style>
    <style:style style:name="P160" style:family="paragraph" style:parent-style-name="Standard">
      <style:text-properties officeooo:paragraph-rsid="01151b17" fo:background-color="#ffffd7"/>
    </style:style>
    <style:style style:name="P161" style:family="paragraph" style:parent-style-name="Standard">
      <style:text-properties officeooo:paragraph-rsid="0099a6c3" fo:background-color="#ffffd7"/>
    </style:style>
    <style:style style:name="P162" style:family="paragraph" style:parent-style-name="Standard">
      <style:text-properties officeooo:paragraph-rsid="017d068f"/>
    </style:style>
    <style:style style:name="P163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71535c" style:font-size-asian="10pt" style:font-weight-asian="normal" style:font-size-complex="10pt" style:font-weight-complex="normal"/>
    </style:style>
    <style:style style:name="P164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29897a" style:font-weight-asian="normal" style:font-weight-complex="normal"/>
    </style:style>
    <style:style style:name="T7" style:family="text">
      <style:text-properties style:text-position="0% 100%" fo:font-weight="normal" officeooo:rsid="01366997" style:font-weight-asian="normal" style:font-weight-complex="normal"/>
    </style:style>
    <style:style style:name="T8" style:family="text">
      <style:text-properties style:text-position="0% 100%" fo:font-weight="normal" officeooo:rsid="016e17e7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5d430e" style:font-size-asian="10pt" style:font-size-complex="10pt"/>
    </style:style>
    <style:style style:name="T28" style:family="text">
      <style:text-properties style:text-position="0% 100%" style:font-name="Liberation Sans1" fo:font-size="10pt" officeooo:rsid="016e17e7" style:font-size-asian="10pt" style:font-size-complex="10pt"/>
    </style:style>
    <style:style style:name="T29" style:family="text">
      <style:text-properties style:text-position="0% 100%" style:font-name="Liberation Sans1" fo:font-size="10pt" officeooo:rsid="01707387" style:font-size-asian="10pt" style:font-size-complex="10pt"/>
    </style:style>
    <style:style style:name="T30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6e17e7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font-weight="normal" officeooo:rsid="01555488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7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8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3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4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5" style:family="text">
      <style:text-properties style:text-position="0% 100%" style:font-name="Liberation Sans1" fo:font-size="10pt" style:font-name-asian="Noto Sans CJK SC Regular" style:font-size-asian="10pt" style:font-name-complex="FreeSans2" style:font-size-complex="10pt"/>
    </style:style>
    <style:style style:name="T46" style:family="text">
      <style:text-properties style:text-position="0% 100%" style:font-name="Liberation Sans1" fo:font-size="10pt" officeooo:rsid="014903bd" style:font-name-asian="Noto Sans CJK SC Regular" style:font-size-asian="10pt" style:font-name-complex="FreeSans2" style:font-size-complex="10pt"/>
    </style:style>
    <style:style style:name="T47" style:family="text">
      <style:text-properties style:text-position="0% 100%" style:font-name="Liberation Sans1" fo:font-size="10pt" officeooo:rsid="00987bcd" style:font-name-asian="Noto Sans CJK SC Regular" style:font-size-asian="10pt" style:font-name-complex="FreeSans2" style:font-size-complex="10pt"/>
    </style:style>
    <style:style style:name="T48" style:family="text">
      <style:text-properties style:text-position="0% 100%" style:font-name="Liberation Sans1" fo:font-size="10pt" officeooo:rsid="014aa873" style:font-name-asian="Noto Sans CJK SC Regular" style:font-size-asian="10pt" style:font-name-complex="FreeSans2" style:font-size-complex="10pt"/>
    </style:style>
    <style:style style:name="T49" style:family="text">
      <style:text-properties style:text-position="0% 100%" style:font-name="Liberation Sans1" fo:font-size="10pt" officeooo:rsid="01645aca" style:font-name-asian="Noto Sans CJK SC Regular" style:font-size-asian="10pt" style:font-name-complex="FreeSans2" style:font-size-complex="10pt"/>
    </style:style>
    <style:style style:name="T50" style:family="text">
      <style:text-properties style:text-position="0% 100%" style:font-name="Liberation Sans1" fo:font-size="10pt" officeooo:rsid="012e4e51" style:font-name-asian="Noto Sans CJK SC Regular" style:font-size-asian="10pt" style:font-name-complex="FreeSans2" style:font-size-complex="10pt"/>
    </style:style>
    <style:style style:name="T51" style:family="text">
      <style:text-properties style:text-position="0% 100%" style:font-name="Liberation Sans1" fo:font-size="10pt" officeooo:rsid="0171535c" style:font-name-asian="Noto Sans CJK SC Regular" style:font-size-asian="10pt" style:font-name-complex="FreeSans2" style:font-size-complex="10pt"/>
    </style:style>
    <style:style style:name="T52" style:family="text">
      <style:text-properties style:text-position="0% 100%" style:font-name="Liberation Sans1" fo:font-size="10pt" officeooo:rsid="01826859" style:font-name-asian="Noto Sans CJK SC Regular" style:font-size-asian="10pt" style:font-name-complex="FreeSans2" style:font-size-complex="10pt"/>
    </style:style>
    <style:style style:name="T53" style:family="text">
      <style:text-properties style:text-position="0% 100%" style:font-name="Liberation Sans1" fo:font-size="10pt" officeooo:rsid="016ebf2e" fo:background-color="#dde8cb" loext:char-shading-value="0" style:font-name-asian="Noto Sans CJK SC Regular" style:font-size-asian="10pt" style:font-name-complex="FreeSans2" style:font-size-complex="10pt"/>
    </style:style>
    <style:style style:name="T54" style:family="text">
      <style:text-properties style:text-position="0% 100%" officeooo:rsid="001e9fb4"/>
    </style:style>
    <style:style style:name="T55" style:family="text">
      <style:text-properties style:text-position="0% 100%" officeooo:rsid="0112266d"/>
    </style:style>
    <style:style style:name="T56" style:family="text">
      <style:text-properties style:text-position="0% 100%" officeooo:rsid="01248f82"/>
    </style:style>
    <style:style style:name="T57" style:family="text">
      <style:text-properties style:text-position="0% 100%" officeooo:rsid="012c74f0"/>
    </style:style>
    <style:style style:name="T58" style:family="text">
      <style:text-properties style:text-position="0% 100%" officeooo:rsid="005c1065"/>
    </style:style>
    <style:style style:name="T59" style:family="text">
      <style:text-properties style:text-position="0% 100%" officeooo:rsid="006381b9"/>
    </style:style>
    <style:style style:name="T60" style:family="text">
      <style:text-properties style:text-position="0% 100%" officeooo:rsid="00c754ba"/>
    </style:style>
    <style:style style:name="T61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text-position="0% 100%" fo:font-size="10pt" fo:font-weight="normal" officeooo:rsid="0142ad15" style:font-size-asian="10pt" style:font-weight-asian="normal" style:font-size-complex="10pt" style:font-weight-complex="normal"/>
    </style:style>
    <style:style style:name="T63" style:family="text">
      <style:text-properties style:text-position="0% 100%" officeooo:rsid="014903bd" style:font-name-asian="Noto Sans CJK SC Regular" style:font-name-complex="FreeSans2"/>
    </style:style>
    <style:style style:name="T64" style:family="text">
      <style:text-properties style:text-position="0% 100%" officeooo:rsid="012e4e51" style:font-name-asian="Noto Sans CJK SC Regular" style:font-name-complex="FreeSans2"/>
    </style:style>
    <style:style style:name="T65" style:family="text">
      <style:text-properties style:text-position="0% 100%" officeooo:rsid="013d689d"/>
    </style:style>
    <style:style style:name="T66" style:family="text">
      <style:text-properties style:text-position="0% 100%" fo:background-color="#ffffd7" loext:char-shading-value="0"/>
    </style:style>
    <style:style style:name="T67" style:family="text">
      <style:text-properties style:text-position="0% 100%" officeooo:rsid="001c5ad4" fo:background-color="#ffffd7" loext:char-shading-value="0"/>
    </style:style>
    <style:style style:name="T68" style:family="text">
      <style:text-properties style:text-position="0% 100%" officeooo:rsid="0103cf83" fo:background-color="#ffffd7" loext:char-shading-value="0"/>
    </style:style>
    <style:style style:name="T69" style:family="text">
      <style:text-properties style:text-position="0% 100%" officeooo:rsid="000fe0a6" fo:background-color="#ffffd7" loext:char-shading-value="0"/>
    </style:style>
    <style:style style:name="T70" style:family="text">
      <style:text-properties style:text-position="0% 100%" officeooo:rsid="0077fd05" fo:background-color="#ffffd7" loext:char-shading-value="0"/>
    </style:style>
    <style:style style:name="T71" style:family="text">
      <style:text-properties style:text-position="0% 100%" officeooo:rsid="0072e30b" fo:background-color="#ffffd7" loext:char-shading-value="0"/>
    </style:style>
    <style:style style:name="T72" style:family="text">
      <style:text-properties style:text-position="0% 100%" officeooo:rsid="004dcd95" fo:background-color="#ffffd7" loext:char-shading-value="0"/>
    </style:style>
    <style:style style:name="T73" style:family="text">
      <style:text-properties style:text-position="0% 100%" officeooo:rsid="00629f5b" fo:background-color="#ffffd7" loext:char-shading-value="0"/>
    </style:style>
    <style:style style:name="T74" style:family="text">
      <style:text-properties style:text-position="0% 100%" officeooo:rsid="016d9c7e" fo:background-color="#dde8cb" loext:char-shading-value="0" style:font-name-asian="Noto Sans CJK SC Regular" style:font-name-complex="FreeSans2"/>
    </style:style>
    <style:style style:name="T75" style:family="text">
      <style:text-properties style:text-position="0% 100%" officeooo:rsid="012e4e51"/>
    </style:style>
    <style:style style:name="T76" style:family="text">
      <style:text-properties style:text-position="sub 58%"/>
    </style:style>
    <style:style style:name="T77" style:family="text">
      <style:text-properties style:text-position="sub 58%" fo:font-weight="normal" officeooo:rsid="001c5ad4" style:font-weight-asian="normal" style:font-weight-complex="normal"/>
    </style:style>
    <style:style style:name="T78" style:family="text">
      <style:text-properties style:text-position="sub 58%" fo:font-weight="normal" officeooo:rsid="00332b0b" style:font-weight-asian="normal" style:font-weight-complex="normal"/>
    </style:style>
    <style:style style:name="T79" style:family="text">
      <style:text-properties style:text-position="sub 58%" fo:font-weight="normal" officeooo:rsid="001de981" style:font-weight-asian="normal" style:font-weight-complex="normal"/>
    </style:style>
    <style:style style:name="T80" style:family="text">
      <style:text-properties style:text-position="sub 58%" fo:font-weight="normal" officeooo:rsid="00b21ada" style:font-weight-asian="normal" style:font-weight-complex="normal"/>
    </style:style>
    <style:style style:name="T81" style:family="text">
      <style:text-properties style:text-position="sub 58%" fo:font-weight="normal" officeooo:rsid="00bb33a0" style:font-weight-asian="normal" style:font-weight-complex="normal"/>
    </style:style>
    <style:style style:name="T82" style:family="text">
      <style:text-properties style:text-position="sub 58%" fo:font-weight="normal" officeooo:rsid="00c6c305" style:font-weight-asian="normal" style:font-weight-complex="normal"/>
    </style:style>
    <style:style style:name="T83" style:family="text">
      <style:text-properties style:text-position="sub 58%" fo:font-weight="normal" officeooo:rsid="01015508" style:font-weight-asian="normal" style:font-weight-complex="normal"/>
    </style:style>
    <style:style style:name="T84" style:family="text">
      <style:text-properties style:text-position="sub 58%" fo:font-weight="normal" officeooo:rsid="0056cf35" style:font-weight-asian="normal" style:font-weight-complex="normal"/>
    </style:style>
    <style:style style:name="T85" style:family="text">
      <style:text-properties style:text-position="sub 58%" fo:font-weight="normal" officeooo:rsid="005b1887" style:font-weight-asian="normal" style:font-weight-complex="normal"/>
    </style:style>
    <style:style style:name="T86" style:family="text">
      <style:text-properties style:text-position="sub 58%" fo:font-weight="normal" officeooo:rsid="0129897a" style:font-weight-asian="normal" style:font-weight-complex="normal"/>
    </style:style>
    <style:style style:name="T87" style:family="text">
      <style:text-properties style:text-position="sub 58%" fo:font-weight="normal" officeooo:rsid="01366997" style:font-weight-asian="normal" style:font-weight-complex="normal"/>
    </style:style>
    <style:style style:name="T88" style:family="text">
      <style:text-properties style:text-position="sub 58%" fo:font-weight="normal" officeooo:rsid="00c754ba" style:font-weight-asian="normal" style:font-weight-complex="normal"/>
    </style:style>
    <style:style style:name="T89" style:family="text">
      <style:text-properties style:text-position="sub 58%" fo:font-weight="normal" officeooo:rsid="001129a8" style:font-weight-asian="normal" style:font-weight-complex="normal"/>
    </style:style>
    <style:style style:name="T90" style:family="text">
      <style:text-properties style:text-position="sub 58%" fo:font-weight="normal" officeooo:rsid="0060739a" style:font-weight-asian="normal" style:font-weight-complex="normal"/>
    </style:style>
    <style:style style:name="T91" style:family="text">
      <style:text-properties style:text-position="sub 58%" officeooo:rsid="00114b91"/>
    </style:style>
    <style:style style:name="T92" style:family="text">
      <style:text-properties style:text-position="sub 58%" officeooo:rsid="00135142"/>
    </style:style>
    <style:style style:name="T93" style:family="text">
      <style:text-properties style:text-position="sub 58%" officeooo:rsid="001e9fb4"/>
    </style:style>
    <style:style style:name="T94" style:family="text">
      <style:text-properties style:text-position="sub 58%" officeooo:rsid="001129a8"/>
    </style:style>
    <style:style style:name="T95" style:family="text">
      <style:text-properties style:text-position="sub 58%" officeooo:rsid="00332b0b"/>
    </style:style>
    <style:style style:name="T96" style:family="text">
      <style:text-properties style:text-position="sub 58%" officeooo:rsid="001c5ad4"/>
    </style:style>
    <style:style style:name="T97" style:family="text">
      <style:text-properties style:text-position="sub 58%" officeooo:rsid="00344165"/>
    </style:style>
    <style:style style:name="T98" style:family="text">
      <style:text-properties style:text-position="sub 58%" officeooo:rsid="0011f110"/>
    </style:style>
    <style:style style:name="T99" style:family="text">
      <style:text-properties style:text-position="sub 58%" officeooo:rsid="005b1887"/>
    </style:style>
    <style:style style:name="T100" style:family="text">
      <style:text-properties style:text-position="sub 58%" officeooo:rsid="005b5d22"/>
    </style:style>
    <style:style style:name="T101" style:family="text">
      <style:text-properties style:text-position="sub 58%" officeooo:rsid="005c1065"/>
    </style:style>
    <style:style style:name="T102" style:family="text">
      <style:text-properties style:text-position="sub 58%" officeooo:rsid="0060739a"/>
    </style:style>
    <style:style style:name="T103" style:family="text">
      <style:text-properties style:text-position="sub 58%" style:font-name="Liberation Sans1" fo:font-size="10pt" style:font-size-asian="10pt" style:font-size-complex="10pt"/>
    </style:style>
    <style:style style:name="T104" style:family="text">
      <style:text-properties style:text-position="sub 58%" style:font-name="Liberation Sans1" fo:font-size="10pt" officeooo:rsid="0060739a" style:font-size-asian="10pt" style:font-size-complex="10pt"/>
    </style:style>
    <style:style style:name="T105" style:family="text">
      <style:text-properties style:text-position="sub 58%" style:font-name="Liberation Sans1" fo:font-size="10pt" officeooo:rsid="015d430e" style:font-size-asian="10pt" style:font-size-complex="10pt"/>
    </style:style>
    <style:style style:name="T106" style:family="text">
      <style:text-properties style:text-position="sub 58%" style:font-name="Liberation Sans1" fo:font-size="10pt" officeooo:rsid="016e17e7" style:font-size-asian="10pt" style:font-size-complex="10pt"/>
    </style:style>
    <style:style style:name="T107" style:family="text">
      <style:text-properties style:text-position="sub 58%" style:font-name="Liberation Sans1" fo:font-size="10pt" officeooo:rsid="00987bcd" style:font-size-asian="8.75pt" style:font-size-complex="10pt"/>
    </style:style>
    <style:style style:name="T108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10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111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112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113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14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15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16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17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18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19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20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21" style:family="text">
      <style:text-properties style:text-position="sub 58%" style:font-name="Liberation Sans1" fo:font-size="10pt" officeooo:rsid="00987bcd" style:font-name-asian="Noto Sans CJK SC Regular" style:font-size-asian="10pt" style:font-name-complex="FreeSans2" style:font-size-complex="10pt"/>
    </style:style>
    <style:style style:name="T122" style:family="text">
      <style:text-properties style:text-position="sub 58%" style:font-name="Liberation Sans1" fo:font-size="10pt" officeooo:rsid="012e4e51" style:font-name-asian="Noto Sans CJK SC Regular" style:font-size-asian="10pt" style:font-name-complex="FreeSans2" style:font-size-complex="10pt"/>
    </style:style>
    <style:style style:name="T123" style:family="text">
      <style:text-properties style:text-position="sub 58%" style:font-name="Liberation Sans1" fo:font-size="10pt" officeooo:rsid="014aa873" style:font-name-asian="Noto Sans CJK SC Regular" style:font-size-asian="10pt" style:font-name-complex="FreeSans2" style:font-size-complex="10pt"/>
    </style:style>
    <style:style style:name="T124" style:family="text">
      <style:text-properties style:text-position="sub 58%" style:font-name="Liberation Sans1" fo:font-size="10pt" officeooo:rsid="01645aca" style:font-name-asian="Noto Sans CJK SC Regular" style:font-size-asian="10pt" style:font-name-complex="FreeSans2" style:font-size-complex="10pt"/>
    </style:style>
    <style:style style:name="T125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26" style:family="text">
      <style:text-properties style:text-position="sub 58%" style:font-name="Liberation Sans1" fo:font-size="10pt" fo:font-weight="normal" officeooo:rsid="0138d828" style:font-size-asian="10pt" style:font-weight-asian="normal" style:font-size-complex="10pt" style:font-weight-complex="normal"/>
    </style:style>
    <style:style style:name="T127" style:family="text">
      <style:text-properties style:text-position="sub 58%" style:font-name="Liberation Sans1" fo:font-size="10pt" fo:font-weight="normal" officeooo:rsid="0060739a" style:font-size-asian="10pt" style:font-weight-asian="normal" style:font-size-complex="10pt" style:font-weight-complex="normal"/>
    </style:style>
    <style:style style:name="T128" style:family="text">
      <style:text-properties style:text-position="sub 58%" style:font-name="Liberation Sans1" fo:font-size="10pt" officeooo:rsid="016ebf2e" fo:background-color="#dde8cb" loext:char-shading-value="0" style:font-name-asian="Noto Sans CJK SC Regular" style:font-size-asian="10pt" style:font-name-complex="FreeSans2" style:font-size-complex="10pt"/>
    </style:style>
    <style:style style:name="T129" style:family="text">
      <style:text-properties style:text-position="sub 58%" style:font-name="Liberation Sans1" officeooo:rsid="00f13f31"/>
    </style:style>
    <style:style style:name="T130" style:family="text">
      <style:text-properties style:text-position="sub 58%" officeooo:rsid="00629f5b"/>
    </style:style>
    <style:style style:name="T131" style:family="text">
      <style:text-properties style:text-position="sub 58%" officeooo:rsid="0069ece3"/>
    </style:style>
    <style:style style:name="T132" style:family="text">
      <style:text-properties style:text-position="sub 58%" officeooo:rsid="006b5d3c"/>
    </style:style>
    <style:style style:name="T133" style:family="text">
      <style:text-properties style:text-position="sub 58%" officeooo:rsid="006381b9"/>
    </style:style>
    <style:style style:name="T134" style:family="text">
      <style:text-properties style:text-position="sub 58%" officeooo:rsid="006ee7f3"/>
    </style:style>
    <style:style style:name="T135" style:family="text">
      <style:text-properties style:text-position="sub 58%" style:font-name-asian="Noto Sans CJK SC Regular" style:font-name-complex="FreeSans2"/>
    </style:style>
    <style:style style:name="T136" style:family="text">
      <style:text-properties style:text-position="sub 58%" officeooo:rsid="012e4e51" style:font-name-asian="Noto Sans CJK SC Regular" style:font-name-complex="FreeSans2"/>
    </style:style>
    <style:style style:name="T137" style:family="text">
      <style:text-properties style:text-position="sub 58%" officeooo:rsid="00a444b7"/>
    </style:style>
    <style:style style:name="T138" style:family="text">
      <style:text-properties style:text-position="sub 58%" officeooo:rsid="00ba84d9"/>
    </style:style>
    <style:style style:name="T139" style:family="text">
      <style:text-properties style:text-position="sub 58%" officeooo:rsid="00bc40c7"/>
    </style:style>
    <style:style style:name="T140" style:family="text">
      <style:text-properties style:text-position="sub 58%" officeooo:rsid="00c6f487"/>
    </style:style>
    <style:style style:name="T141" style:family="text">
      <style:text-properties style:text-position="sub 58%" officeooo:rsid="00c754ba"/>
    </style:style>
    <style:style style:name="T142" style:family="text">
      <style:text-properties style:text-position="sub 58%" officeooo:rsid="00a87af1"/>
    </style:style>
    <style:style style:name="T143" style:family="text">
      <style:text-properties style:text-position="sub 58%" officeooo:rsid="00e7da66"/>
    </style:style>
    <style:style style:name="T144" style:family="text">
      <style:text-properties style:text-position="sub 58%" fo:language="en" fo:country="US"/>
    </style:style>
    <style:style style:name="T145" style:family="text">
      <style:text-properties style:text-position="sub 58%" fo:language="en" fo:country="US" officeooo:rsid="00ec19a8"/>
    </style:style>
    <style:style style:name="T146" style:family="text">
      <style:text-properties style:text-position="sub 58%" officeooo:rsid="00cf48e9"/>
    </style:style>
    <style:style style:name="T147" style:family="text">
      <style:text-properties style:text-position="sub 58%" officeooo:rsid="00f13f31"/>
    </style:style>
    <style:style style:name="T148" style:family="text">
      <style:text-properties style:text-position="sub 58%" officeooo:rsid="0100c081"/>
    </style:style>
    <style:style style:name="T149" style:family="text">
      <style:text-properties style:text-position="sub 58%" officeooo:rsid="01015508"/>
    </style:style>
    <style:style style:name="T150" style:family="text">
      <style:text-properties style:text-position="sub 58%" officeooo:rsid="010a8d4b"/>
    </style:style>
    <style:style style:name="T151" style:family="text">
      <style:text-properties style:text-position="sub 58%" officeooo:rsid="0112266d"/>
    </style:style>
    <style:style style:name="T152" style:family="text">
      <style:text-properties style:text-position="sub 58%" officeooo:rsid="0130ea1f"/>
    </style:style>
    <style:style style:name="T153" style:family="text">
      <style:text-properties style:text-position="sub 58%" officeooo:rsid="01248f82"/>
    </style:style>
    <style:style style:name="T154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55" style:family="text">
      <style:text-properties style:text-position="sub 58%" officeooo:rsid="00c89aaf"/>
    </style:style>
    <style:style style:name="T156" style:family="text">
      <style:text-properties style:text-position="sub 58%" officeooo:rsid="013d689d"/>
    </style:style>
    <style:style style:name="T157" style:family="text">
      <style:text-properties style:text-position="sub 58%" officeooo:rsid="013d1165"/>
    </style:style>
    <style:style style:name="T158" style:family="text">
      <style:text-properties style:text-position="sub 58%" officeooo:rsid="013e0316"/>
    </style:style>
    <style:style style:name="T159" style:family="text">
      <style:text-properties style:text-position="sub 58%" officeooo:rsid="0140b26b"/>
    </style:style>
    <style:style style:name="T160" style:family="text">
      <style:text-properties style:text-position="sub 58%" officeooo:rsid="014aa873"/>
    </style:style>
    <style:style style:name="T161" style:family="text">
      <style:text-properties style:text-position="sub 58%" officeooo:rsid="014e4295"/>
    </style:style>
    <style:style style:name="T162" style:family="text">
      <style:text-properties style:text-position="sub 58%" officeooo:rsid="01581f69"/>
    </style:style>
    <style:style style:name="T163" style:family="text">
      <style:text-properties style:text-position="sub 58%" officeooo:rsid="016e17e7"/>
    </style:style>
    <style:style style:name="T164" style:family="text">
      <style:text-properties style:text-position="sub 58%" officeooo:rsid="014c70bc"/>
    </style:style>
    <style:style style:name="T165" style:family="text">
      <style:text-properties style:text-position="sub 58%" officeooo:rsid="016e6d00"/>
    </style:style>
    <style:style style:name="T166" style:family="text">
      <style:text-properties style:text-position="sub 58%" officeooo:rsid="01707387"/>
    </style:style>
    <style:style style:name="T167" style:family="text">
      <style:text-properties style:text-position="sub 58%" officeooo:rsid="017a95de"/>
    </style:style>
    <style:style style:name="T168" style:family="text">
      <style:text-properties style:text-position="sub 58%" officeooo:rsid="016d9c7e" fo:background-color="#dde8cb" loext:char-shading-value="0" style:font-name-asian="Noto Sans CJK SC Regular" style:font-name-complex="FreeSans2"/>
    </style:style>
    <style:style style:name="T169" style:family="text">
      <style:text-properties style:text-position="sub 58%" officeooo:rsid="012e4e51"/>
    </style:style>
    <style:style style:name="T170" style:family="text">
      <style:text-properties style:text-position="super 58%"/>
    </style:style>
    <style:style style:name="T171" style:family="text">
      <style:text-properties style:text-position="super 58%" officeooo:rsid="00114b91"/>
    </style:style>
    <style:style style:name="T172" style:family="text">
      <style:text-properties fo:font-weight="normal" officeooo:rsid="001c5ad4" style:font-weight-asian="normal" style:font-weight-complex="normal"/>
    </style:style>
    <style:style style:name="T173" style:family="text">
      <style:text-properties fo:font-weight="normal" officeooo:rsid="00c6c305" style:font-weight-asian="normal" style:font-weight-complex="normal"/>
    </style:style>
    <style:style style:name="T174" style:family="text">
      <style:text-properties fo:font-weight="normal" officeooo:rsid="001e9fb4" style:font-weight-asian="normal" style:font-weight-complex="normal"/>
    </style:style>
    <style:style style:name="T175" style:family="text">
      <style:text-properties fo:font-weight="normal" officeooo:rsid="0056cf35" style:font-weight-asian="normal" style:font-weight-complex="normal"/>
    </style:style>
    <style:style style:name="T176" style:family="text">
      <style:text-properties fo:font-weight="normal" officeooo:rsid="00d1966a" style:font-weight-asian="normal" style:font-weight-complex="normal"/>
    </style:style>
    <style:style style:name="T177" style:family="text">
      <style:text-properties fo:font-weight="normal" officeooo:rsid="005c1065" style:font-weight-asian="normal" style:font-weight-complex="normal"/>
    </style:style>
    <style:style style:name="T178" style:family="text">
      <style:text-properties fo:font-weight="normal" officeooo:rsid="005b1887" style:font-weight-asian="normal" style:font-weight-complex="normal"/>
    </style:style>
    <style:style style:name="T179" style:family="text">
      <style:text-properties fo:font-weight="normal" officeooo:rsid="01248f82" style:font-weight-asian="normal" style:font-weight-complex="normal"/>
    </style:style>
    <style:style style:name="T180" style:family="text">
      <style:text-properties fo:font-weight="normal" officeooo:rsid="0129897a" style:font-weight-asian="normal" style:font-weight-complex="normal"/>
    </style:style>
    <style:style style:name="T181" style:family="text">
      <style:text-properties fo:font-weight="normal" officeooo:rsid="0134119b" style:font-weight-asian="normal" style:font-weight-complex="normal"/>
    </style:style>
    <style:style style:name="T182" style:family="text">
      <style:text-properties fo:font-weight="normal" officeooo:rsid="01366997" style:font-weight-asian="normal" style:font-weight-complex="normal"/>
    </style:style>
    <style:style style:name="T183" style:family="text">
      <style:text-properties fo:font-weight="normal" officeooo:rsid="016e17e7" style:font-weight-asian="normal" style:font-weight-complex="normal"/>
    </style:style>
    <style:style style:name="T184" style:family="text">
      <style:text-properties officeooo:rsid="001c5ad4"/>
    </style:style>
    <style:style style:name="T185" style:family="text">
      <style:text-properties officeooo:rsid="00114b91"/>
    </style:style>
    <style:style style:name="T186" style:family="text">
      <style:text-properties officeooo:rsid="001e9fb4"/>
    </style:style>
    <style:style style:name="T187" style:family="text">
      <style:text-properties officeooo:rsid="0022982b"/>
    </style:style>
    <style:style style:name="T188" style:family="text">
      <style:text-properties officeooo:rsid="001d8000"/>
    </style:style>
    <style:style style:name="T189" style:family="text">
      <style:text-properties officeooo:rsid="004dcd95"/>
    </style:style>
    <style:style style:name="T190" style:family="text">
      <style:text-properties officeooo:rsid="005b1887"/>
    </style:style>
    <style:style style:name="T191" style:family="text">
      <style:text-properties officeooo:rsid="005b5d22"/>
    </style:style>
    <style:style style:name="T192" style:family="text">
      <style:text-properties officeooo:rsid="00629f5b"/>
    </style:style>
    <style:style style:name="T193" style:family="text">
      <style:text-properties style:font-name="Liberation Sans1" fo:font-size="10pt" style:font-size-asian="10pt" style:font-size-complex="10pt"/>
    </style:style>
    <style:style style:name="T194" style:family="text">
      <style:text-properties style:font-name="Liberation Sans1" fo:font-size="10pt" officeooo:rsid="014903bd" style:font-size-asian="10pt" style:font-size-complex="10pt"/>
    </style:style>
    <style:style style:name="T195" style:family="text">
      <style:text-properties style:font-name="Liberation Sans1" fo:font-size="10pt" officeooo:rsid="014aa873" style:font-size-asian="10pt" style:font-size-complex="10pt"/>
    </style:style>
    <style:style style:name="T196" style:family="text">
      <style:text-properties style:font-name="Liberation Sans1" fo:font-size="10pt" officeooo:rsid="014f4f46" style:font-size-asian="10pt" style:font-size-complex="10pt"/>
    </style:style>
    <style:style style:name="T197" style:family="text">
      <style:text-properties style:font-name="Liberation Sans1" fo:font-size="10pt" officeooo:rsid="0171535c" style:font-size-asian="10pt" style:font-size-complex="10pt"/>
    </style:style>
    <style:style style:name="T198" style:family="text">
      <style:text-properties style:font-name="Liberation Sans1" fo:font-size="10pt" officeooo:rsid="01826859" style:font-size-asian="10pt" style:font-size-complex="10pt"/>
    </style:style>
    <style:style style:name="T199" style:family="text">
      <style:text-properties style:font-name="Liberation Sans1" fo:font-size="10pt" style:font-size-asian="8.75pt" style:font-size-complex="10pt"/>
    </style:style>
    <style:style style:name="T200" style:family="text">
      <style:text-properties style:font-name="Liberation Sans1" fo:font-size="10pt" officeooo:rsid="00987bcd" style:font-size-asian="8.75pt" style:font-size-complex="10pt"/>
    </style:style>
    <style:style style:name="T201" style:family="text">
      <style:text-properties style:font-name="Liberation Sans1" fo:font-size="10pt" officeooo:rsid="0099a6c3" style:font-size-asian="8.75pt" style:font-size-complex="10pt"/>
    </style:style>
    <style:style style:name="T202" style:family="text">
      <style:text-properties style:font-name="Liberation Sans1" fo:font-size="10pt" fo:language="en" fo:country="US" style:font-size-asian="10pt" style:font-size-complex="10pt"/>
    </style:style>
    <style:style style:name="T203" style:family="text">
      <style:text-properties style:font-name="Liberation Sans1" fo:font-size="10pt" fo:language="en" fo:country="US" officeooo:rsid="0077f63c" style:font-size-asian="10pt" style:font-size-complex="10pt"/>
    </style:style>
    <style:style style:name="T204" style:family="text">
      <style:text-properties style:font-name="Liberation Sans1" fo:font-size="10pt" fo:language="en" fo:country="US" officeooo:rsid="01248f82" style:font-size-asian="10pt" style:font-size-complex="10pt"/>
    </style:style>
    <style:style style:name="T205" style:family="text">
      <style:text-properties style:font-name="Liberation Sans1" fo:font-size="10pt" fo:language="en" fo:country="US" officeooo:rsid="00a0b0a1" style:font-size-asian="10pt" style:font-size-complex="10pt"/>
    </style:style>
    <style:style style:name="T206" style:family="text">
      <style:text-properties style:font-name="Liberation Sans1" fo:font-size="10pt" fo:language="en" fo:country="US" officeooo:rsid="005b5d22" style:font-size-asian="10pt" style:font-size-complex="10pt"/>
    </style:style>
    <style:style style:name="T207" style:family="text">
      <style:text-properties style:font-name="Liberation Sans1" fo:font-size="10pt" fo:language="en" fo:country="US" officeooo:rsid="0129897a" style:font-size-asian="10pt" style:font-size-complex="10pt"/>
    </style:style>
    <style:style style:name="T208" style:family="text">
      <style:text-properties style:font-name="Liberation Sans1" fo:font-size="10pt" fo:language="en" fo:country="US" officeooo:rsid="00c5d08a" style:font-size-asian="10pt" style:font-size-complex="10pt"/>
    </style:style>
    <style:style style:name="T209" style:family="text">
      <style:text-properties style:font-name="Liberation Sans1" fo:font-size="10pt" fo:language="en" fo:country="US" officeooo:rsid="00844f6b" style:font-size-asian="10pt" style:font-size-complex="10pt"/>
    </style:style>
    <style:style style:name="T210" style:family="text">
      <style:text-properties style:font-name="Liberation Sans1" fo:font-size="10pt" fo:language="en" fo:country="US" officeooo:rsid="012e4e51" style:font-size-asian="10pt" style:font-size-complex="10pt"/>
    </style:style>
    <style:style style:name="T211" style:family="text">
      <style:text-properties style:font-name="Liberation Sans1" fo:font-size="10pt" fo:language="en" fo:country="US" officeooo:rsid="01340ac9" style:font-size-asian="10pt" style:font-size-complex="10pt"/>
    </style:style>
    <style:style style:name="T212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213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214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215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216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217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218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219" style:family="text">
      <style:text-properties style:font-name="Liberation Sans1" fo:font-size="10pt" officeooo:rsid="00987bcd" style:font-name-asian="Noto Sans CJK SC Regular" style:font-size-asian="10pt" style:font-name-complex="FreeSans2" style:font-size-complex="10pt"/>
    </style:style>
    <style:style style:name="T220" style:family="text">
      <style:text-properties style:font-name="Liberation Sans1" fo:font-size="10pt" officeooo:rsid="014903bd" style:font-name-asian="Noto Sans CJK SC Regular" style:font-size-asian="10pt" style:font-name-complex="FreeSans2" style:font-size-complex="10pt"/>
    </style:style>
    <style:style style:name="T221" style:family="text">
      <style:text-properties style:font-name="Liberation Sans1" fo:font-size="10pt" officeooo:rsid="012e4e51" style:font-name-asian="Noto Sans CJK SC Regular" style:font-size-asian="10pt" style:font-name-complex="FreeSans2" style:font-size-complex="10pt"/>
    </style:style>
    <style:style style:name="T222" style:family="text">
      <style:text-properties style:font-name="Liberation Sans1" fo:font-size="10pt" officeooo:rsid="014f4f46" style:font-name-asian="Noto Sans CJK SC Regular" style:font-size-asian="10pt" style:font-name-complex="FreeSans2" style:font-size-complex="10pt"/>
    </style:style>
    <style:style style:name="T223" style:family="text">
      <style:text-properties style:font-name="Liberation Sans1" fo:font-size="10pt" fo:background-color="#dde8cb" loext:char-shading-value="0" style:font-size-asian="10pt" style:font-size-complex="10pt"/>
    </style:style>
    <style:style style:name="T224" style:family="text">
      <style:text-properties style:font-name="Liberation Sans1" officeooo:rsid="00d14837"/>
    </style:style>
    <style:style style:name="T225" style:family="text">
      <style:text-properties style:font-name="Liberation Sans1" fo:language="en" fo:country="US" fo:font-weight="bold" style:font-weight-asian="bold" style:font-weight-complex="bold"/>
    </style:style>
    <style:style style:name="T226" style:family="text">
      <style:text-properties style:font-name="Liberation Sans1" fo:language="en" fo:country="US" fo:font-weight="bold" officeooo:rsid="0064d661" style:font-weight-asian="bold" style:font-weight-complex="bold"/>
    </style:style>
    <style:style style:name="T227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28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29" style:family="text">
      <style:text-properties style:font-name="Liberation Sans1" fo:language="en" fo:country="US" fo:font-weight="bold" officeooo:rsid="012d2e99" style:font-weight-asian="bold" style:font-weight-complex="bold"/>
    </style:style>
    <style:style style:name="T230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31" style:family="text">
      <style:text-properties style:font-name="Liberation Sans1" fo:language="en" fo:country="US" fo:font-weight="bold" officeooo:rsid="014903bd" style:font-weight-asian="bold" style:font-weight-complex="bold"/>
    </style:style>
    <style:style style:name="T232" style:family="text">
      <style:text-properties style:font-name="Liberation Sans1" officeooo:rsid="00efb16a"/>
    </style:style>
    <style:style style:name="T233" style:family="text">
      <style:text-properties style:font-name="Liberation Sans1" officeooo:rsid="00f13f31"/>
    </style:style>
    <style:style style:name="T234" style:family="text">
      <style:text-properties style:font-name="Liberation Sans1" officeooo:rsid="0103cf83"/>
    </style:style>
    <style:style style:name="T235" style:family="text">
      <style:text-properties style:font-name="Liberation Sans1" officeooo:rsid="013bf727"/>
    </style:style>
    <style:style style:name="T236" style:family="text">
      <style:text-properties style:font-name="Liberation Sans1" officeooo:rsid="0167ec1f"/>
    </style:style>
    <style:style style:name="T237" style:family="text">
      <style:text-properties officeooo:rsid="006381b9"/>
    </style:style>
    <style:style style:name="T238" style:family="text">
      <style:text-properties officeooo:rsid="0069ece3"/>
    </style:style>
    <style:style style:name="T239" style:family="text">
      <style:text-properties officeooo:rsid="0077f63c"/>
    </style:style>
    <style:style style:name="T240" style:family="text">
      <style:text-properties officeooo:rsid="0091ed21"/>
    </style:style>
    <style:style style:name="T241" style:family="text">
      <style:text-properties officeooo:rsid="00921dfb"/>
    </style:style>
    <style:style style:name="T242" style:family="text">
      <style:text-properties officeooo:rsid="00987bcd"/>
    </style:style>
    <style:style style:name="T243" style:family="text">
      <style:text-properties style:font-name="Liberation Sans" style:font-name-asian="Liberation Sans" style:font-name-complex="Liberation Sans"/>
    </style:style>
    <style:style style:name="T244" style:family="text">
      <style:text-properties style:font-name="Liberation Sans" fo:font-size="10pt" officeooo:rsid="00987bcd" style:font-name-asian="Liberation Sans" style:font-size-asian="10pt" style:font-name-complex="Liberation Sans" style:font-size-complex="10pt"/>
    </style:style>
    <style:style style:name="T245" style:family="text">
      <style:text-properties style:font-name-asian="Noto Sans CJK SC Regular" style:font-name-complex="FreeSans2"/>
    </style:style>
    <style:style style:name="T246" style:family="text">
      <style:text-properties officeooo:rsid="012e4e51" style:font-name-asian="Noto Sans CJK SC Regular" style:font-name-complex="FreeSans2"/>
    </style:style>
    <style:style style:name="T247" style:family="text">
      <style:text-properties officeooo:rsid="014903bd" style:font-name-asian="Noto Sans CJK SC Regular" style:font-name-complex="FreeSans2"/>
    </style:style>
    <style:style style:name="T248" style:family="text">
      <style:text-properties officeooo:rsid="014f4f46" style:font-name-asian="Noto Sans CJK SC Regular" style:font-name-complex="FreeSans2"/>
    </style:style>
    <style:style style:name="T249" style:family="text">
      <style:text-properties officeooo:rsid="009f2cb1"/>
    </style:style>
    <style:style style:name="T250" style:family="text">
      <style:text-properties officeooo:rsid="00a444b7"/>
    </style:style>
    <style:style style:name="T251" style:family="text">
      <style:text-properties officeooo:rsid="00b00c00"/>
    </style:style>
    <style:style style:name="T252" style:family="text">
      <style:text-properties officeooo:rsid="00ba84d9"/>
    </style:style>
    <style:style style:name="T253" style:family="text">
      <style:text-properties officeooo:rsid="00c49749"/>
    </style:style>
    <style:style style:name="T254" style:family="text">
      <style:text-properties officeooo:rsid="00c6c305"/>
    </style:style>
    <style:style style:name="T255" style:family="text">
      <style:text-properties officeooo:rsid="00cf48e9"/>
    </style:style>
    <style:style style:name="T256" style:family="text">
      <style:text-properties fo:language="en" fo:country="US"/>
    </style:style>
    <style:style style:name="T257" style:family="text">
      <style:text-properties fo:language="en" fo:country="US" officeooo:rsid="00986910"/>
    </style:style>
    <style:style style:name="T258" style:family="text">
      <style:text-properties fo:language="en" fo:country="US" officeooo:rsid="00ec19a8"/>
    </style:style>
    <style:style style:name="T259" style:family="text">
      <style:text-properties fo:language="en" fo:country="US" officeooo:rsid="00fbbd8e"/>
    </style:style>
    <style:style style:name="T260" style:family="text">
      <style:text-properties officeooo:rsid="00ec19a8"/>
    </style:style>
    <style:style style:name="T261" style:family="text">
      <style:text-properties officeooo:rsid="00f13f31"/>
    </style:style>
    <style:style style:name="T262" style:family="text">
      <style:text-properties officeooo:rsid="00f2c970"/>
    </style:style>
    <style:style style:name="T263" style:family="text">
      <style:text-properties officeooo:rsid="0100c081"/>
    </style:style>
    <style:style style:name="T264" style:family="text">
      <style:text-properties officeooo:rsid="0103cf83"/>
    </style:style>
    <style:style style:name="T265" style:family="text">
      <style:text-properties officeooo:rsid="0112266d"/>
    </style:style>
    <style:style style:name="T266" style:family="text">
      <style:text-properties officeooo:rsid="012e4e51"/>
    </style:style>
    <style:style style:name="T267" style:family="text">
      <style:text-properties officeooo:rsid="01248f82"/>
    </style:style>
    <style:style style:name="T268" style:family="text">
      <style:text-properties officeooo:rsid="0129897a"/>
    </style:style>
    <style:style style:name="T269" style:family="text">
      <style:text-properties officeooo:rsid="00a0b0a1"/>
    </style:style>
    <style:style style:name="T270" style:family="text">
      <style:text-properties officeooo:rsid="0064d661"/>
    </style:style>
    <style:style style:name="T271" style:family="text">
      <style:text-properties officeooo:rsid="013bf727"/>
    </style:style>
    <style:style style:name="T272" style:family="text">
      <style:text-properties officeooo:rsid="00d14837"/>
    </style:style>
    <style:style style:name="T273" style:family="text">
      <style:text-properties officeooo:rsid="00efb16a"/>
    </style:style>
    <style:style style:name="T274" style:family="text">
      <style:text-properties officeooo:rsid="013d1165"/>
    </style:style>
    <style:style style:name="T275" style:family="text">
      <style:text-properties officeooo:rsid="013d689d"/>
    </style:style>
    <style:style style:name="T276" style:family="text">
      <style:text-properties officeooo:rsid="013e0316"/>
    </style:style>
    <style:style style:name="T277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78" style:family="text">
      <style:text-properties officeooo:rsid="013fe9ec"/>
    </style:style>
    <style:style style:name="T279" style:family="text">
      <style:text-properties officeooo:rsid="0140b26b"/>
    </style:style>
    <style:style style:name="T280" style:family="text">
      <style:text-properties officeooo:rsid="0142ad15"/>
    </style:style>
    <style:style style:name="T281" style:family="text">
      <style:text-properties officeooo:rsid="014aa873"/>
    </style:style>
    <style:style style:name="T282" style:family="text">
      <style:text-properties officeooo:rsid="012ed03c"/>
    </style:style>
    <style:style style:name="T283" style:family="text">
      <style:text-properties officeooo:rsid="014f4f46"/>
    </style:style>
    <style:style style:name="T284" style:family="text">
      <style:text-properties officeooo:rsid="0167ec1f"/>
    </style:style>
    <style:style style:name="T285" style:family="text">
      <style:text-properties officeooo:rsid="016e17e7"/>
    </style:style>
    <style:style style:name="T286" style:family="text">
      <style:text-properties officeooo:rsid="014c70b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officeooo:rsid="016e6d00"/>
    </style:style>
    <style:style style:name="T289" style:family="text">
      <style:text-properties officeooo:rsid="01707387"/>
    </style:style>
    <style:style style:name="T290" style:family="text">
      <style:text-properties officeooo:rsid="0171535c"/>
    </style:style>
    <style:style style:name="T291" style:family="text">
      <style:text-properties officeooo:rsid="0172d121"/>
    </style:style>
    <style:style style:name="T292" style:family="text">
      <style:text-properties officeooo:rsid="01759100"/>
    </style:style>
    <style:style style:name="T293" style:family="text">
      <style:text-properties officeooo:rsid="017642c6"/>
    </style:style>
    <style:style style:name="T294" style:family="text">
      <style:text-properties officeooo:rsid="01794f19"/>
    </style:style>
    <style:style style:name="T295" style:family="text">
      <style:text-properties officeooo:rsid="017a95de"/>
    </style:style>
    <style:style style:name="T296" style:family="text">
      <style:text-properties officeooo:rsid="018065f9"/>
    </style:style>
    <style:style style:name="T297" style:family="text">
      <style:text-properties fo:background-color="#dde8cb" loext:char-shading-value="0"/>
    </style:style>
    <style:style style:name="T298" style:family="text">
      <style:text-properties officeooo:rsid="01826859" fo:background-color="#dde8cb" loext:char-shading-value="0"/>
    </style:style>
    <style:style style:name="T299" style:family="text">
      <style:text-properties officeooo:rsid="01826859" fo:background-color="#dde8cb" loext:char-shading-value="0"/>
    </style:style>
    <style:style style:name="T300" style:family="text">
      <style:text-properties officeooo:rsid="01826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Scaling Definitions <text:line-break/></text:p>
      <text:p text:style-name="P68"/>
      <text:p text:style-name="P68">1) Consensus <text:span text:style-name="T189">(Old) </text:span></text:p>
      <text:p text:style-name="P1"/>
      <text:p text:style-name="P2">Define</text:p>
      <text:p text:style-name="P1"/>
      <text:p text:style-name="P1">Z<text:span text:style-name="T76">M</text:span> = 300000 bytes ; Minimum penalty free zone.</text:p>
      <text:p text:style-name="P1"/>
      <text:p text:style-name="P1">M<text:span text:style-name="T76">B</text:span> = Block weight in bytes.</text:p>
      <text:p text:style-name="P1"/>
      <text:p text:style-name="P9">M<text:span text:style-name="T76">L</text:span> = The median over the last 100000 blocks of max((min (M<text:span text:style-name="T76">B</text:span> , <text:span text:style-name="T266">1.7</text:span>M<text:span text:style-name="T76">L</text:span>), Z<text:span text:style-name="T76">M</text:span> , M<text:span text:style-name="T76">L</text:span>/<text:span text:style-name="T266">1.7</text:span>) ; recursive calculation for M<text:span text:style-name="T76">L</text:span> with M<text:span text:style-name="T76">L</text:span> starting at <text:span text:style-name="T265">M</text:span><text:span text:style-name="T151">L</text:span> <text:span text:style-name="T265">of previous 100001 block (currently = Z</text:span><text:span text:style-name="T151">M</text:span><text:span text:style-name="T55">)</text:span>; <text:span text:style-name="T255">L</text:span>ong <text:span text:style-name="T249">t</text:span>erm <text:span text:style-name="T249">m</text:span>edian</text:p>
      <text:p text:style-name="P1"/>
      <text:p text:style-name="P9">M<text:span text:style-name="T76">L</text:span> ; <text:span text:style-name="T266">Dynamic p</text:span>enalty free zone.</text:p>
      <text:p text:style-name="P1"/>
      <text:p text:style-name="Standard"><text:span text:style-name="T202">M</text:span><text:span text:style-name="T114">S</text:span><text:span text:style-name="T202"> = the median over the last 100 blocks of max(M</text:span><text:span text:style-name="T114">B</text:span><text:span text:style-name="T202"> , </text:span><text:span text:style-name="T210">M</text:span><text:span text:style-name="T120">L</text:span><text:span text:style-name="T202">) ; </text:span><text:span text:style-name="T203">Effective s</text:span><text:span text:style-name="T202">hort term median.</text:span></text:p>
      <text:p text:style-name="P1"/>
      <text:p text:style-name="P3">M<text:span text:style-name="T76">N</text:span> = min(M<text:span text:style-name="T76">S</text:span> , 50M<text:span text:style-name="T76">L</text:span>) ; <text:span text:style-name="T238">Median for Penalty calculation.</text:span></text:p>
      <text:p text:style-name="P1"/>
      <text:p text:style-name="P1">R<text:span text:style-name="T76">Base</text:span> = Block Reward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0 &lt; M<text:span text:style-name="T76">B</text:span> <text:span text:style-name="T243">≤</text:span><text:span text:style-name="T245"> 2M</text:span><text:span text:style-name="T135">N</text:span><text:span text:style-name="T245"> ; Requirement for </text:span><text:span text:style-name="T248">a </text:span><text:span text:style-name="T245">valid block.</text:span></text:p>
      <text:p text:style-name="P1"/>
      <text:p text:style-name="P1">B = M<text:span text:style-name="T76">B</text:span> /M<text:span text:style-name="T76">N</text:span> - 1 where -1 <text:span text:style-name="T242">&lt;</text:span> B ≤ 1</text:p>
      <text:p text:style-name="P1"/>
      <text:p text:style-name="P1">P<text:span text:style-name="T76">B</text:span> = <text:s/>R<text:span text:style-name="T76">Base</text:span>B<text:span text:style-name="T170">2</text:span> <text:s text:c="2"/>for B &gt; 0 ; Monero applies a penalty P<text:span text:style-name="T76">B</text:span>, to increase the block weight by B; <text:s/>P<text:span text:style-name="T76">B</text:span> = <text:s/>0 for B ≤ 0 </text:p>
      <text:p text:style-name="P1"/>
      <text:p text:style-name="P10"><text:tab/><text:tab/><text:tab/><text:tab/><text:tab/><text:tab/></text:p>
      <text:p text:style-name="P149"><text:span text:style-name="T226">Proposed </text:span><text:span text:style-name="T227">Scaling </text:span><text:span text:style-name="T225">Definitions </text:span><text:span text:style-name="T228">(</text:span><text:span text:style-name="T231">November</text:span><text:span text:style-name="T228"> 202</text:span><text:span text:style-name="T230">5</text:span><text:span text:style-name="T228"> </text:span><text:span text:style-name="T229">update</text:span><text:span text:style-name="T228">)</text:span></text:p>
      <text:p text:style-name="P67"/>
      <text:p text:style-name="P68">1) Consensus (New)</text:p>
      <text:p text:style-name="P1"/>
      <text:p text:style-name="P2">Define</text:p>
      <text:p text:style-name="P1"/>
      <text:p text:style-name="P162"><text:span text:style-name="T202">Z</text:span><text:span text:style-name="T114">M</text:span><text:span text:style-name="T202"> = </text:span><text:span text:style-name="T223">625000</text:span><text:span text:style-name="T202"> bytes ; Minimum penalty free zone.</text:span></text:p>
      <text:p text:style-name="P1"/>
      <text:p text:style-name="P1">M<text:span text:style-name="T76">B</text:span> = Block weight in bytes. </text:p>
      <text:p text:style-name="P1"/>
      <text:p text:style-name="P1">M<text:span text:style-name="T76">L</text:span> = The median over the last 100000 blocks of max((min (M<text:span text:style-name="T76">B</text:span> , 2M<text:span text:style-name="T76">L</text:span>), Z<text:span text:style-name="T76">M</text:span> , M<text:span text:style-name="T76">L</text:span>/2) ; recursive calculation for M<text:span text:style-name="T76">L</text:span> with M<text:span text:style-name="T76">L</text:span> starting at <text:span text:style-name="T265">M</text:span><text:span text:style-name="T151">L</text:span> <text:span text:style-name="T265">of previous 100001 block (currently = Z</text:span><text:span text:style-name="T151">M</text:span><text:span text:style-name="T55">)</text:span>; <text:span text:style-name="T255">L</text:span>ong <text:span text:style-name="T249">t</text:span>erm <text:span text:style-name="T249">m</text:span>edian</text:p>
      <text:p text:style-name="P1"/>
      <text:p text:style-name="P9">M<text:span text:style-name="T76">L</text:span> ; <text:span text:style-name="T266">Dynamic p</text:span>enalty free zone.</text:p>
      <text:p text:style-name="P1"/>
      <text:p text:style-name="P164">M<text:span text:style-name="T76">S</text:span> = the median over the last 100 blocks of max<text:span text:style-name="T266">(min</text:span>(M<text:span text:style-name="T76">B</text:span> , <text:span text:style-name="T299">8</text:span><text:span text:style-name="T266">M</text:span><text:span text:style-name="T169">L</text:span><text:span text:style-name="T75">) ,</text:span> <text:span text:style-name="T252">M</text:span><text:span text:style-name="T138">L</text:span>) ; <text:span text:style-name="T239">Effective s</text:span>hort term median.</text:p>
      <text:p text:style-name="P1"/>
      <text:p text:style-name="P7"><text:span text:style-name="T238">M</text:span><text:span text:style-name="T131">N</text:span><text:span text:style-name="T238"> = M</text:span><text:span text:style-name="T131">S</text:span><text:span text:style-name="T238"> ; Median for Penalty calculation.</text:span></text:p>
      <text:p text:style-name="P1"/>
      <text:p text:style-name="P1">R<text:span text:style-name="T76">Base</text:span> = Block Reward.</text:p>
      <text:p text:style-name="P1"/>
      <text:p text:style-name="P50">K<text:span text:style-name="T165">S</text:span> = <text:span text:style-name="T287">TBD</text:span>; Sanity <text:span text:style-name="T288">Start</text:span> Block Number </text:p>
      <text:p text:style-name="P50"/>
      <text:p text:style-name="P50">K<text:span text:style-name="T76">B</text:span> = Block Number </text:p>
      <text:p text:style-name="P50"/>
      <text:p text:style-name="P50">A<text:span text:style-name="T76">S</text:span> = 10<text:span text:style-name="T296">^7</text:span> bytes; Sanity Start Weight </text:p>
      <text:p text:style-name="P50"/>
      <text:p text:style-name="P50">A<text:span text:style-name="T76">C</text:span> = A<text:span text:style-name="T76">S</text:span>(1+<text:span text:style-name="T291">5</text:span>/(<text:span text:style-name="T291">4</text:span>*10^6))^(K<text:span text:style-name="T76">B</text:span> – K<text:span text:style-name="T165">S</text:span>) </text:p>
      <text:p text:style-name="P1"/>
      <text:p text:style-name="P5">0 &lt; M<text:span text:style-name="T76">B</text:span> <text:span text:style-name="T243">≤</text:span><text:span text:style-name="T245"> </text:span><text:span text:style-name="T247">min(</text:span><text:span text:style-name="T245">2M</text:span><text:span text:style-name="T135">N</text:span><text:span text:style-name="T245">, </text:span><text:span text:style-name="T64"><text:s/></text:span><text:span text:style-name="T74">A</text:span><text:span text:style-name="T168">C</text:span><text:span text:style-name="T63">) </text:span><text:span text:style-name="T245">; Requirement for valid block.</text:span></text:p>
      <text:p text:style-name="P6"/>
      <text:p text:style-name="P1">B = M<text:span text:style-name="T76">B</text:span> /M<text:span text:style-name="T76">N</text:span> - 1 where -1 <text:span text:style-name="T242">&lt;</text:span> B ≤ 1</text:p>
      <text:p text:style-name="P1"/>
      <text:p text:style-name="P1">P<text:span text:style-name="T76">B</text:span> = <text:s/>R<text:span text:style-name="T76">Base</text:span>B<text:span text:style-name="T170">2</text:span> for B &gt; 0 ; Monero applies a penalty P<text:span text:style-name="T76">B</text:span>, to increase the block weight by B; <text:s/>P<text:span text:style-name="T76">B</text:span> = <text:s/>0 for B ≤ 0 </text:p>
      <text:p text:style-name="P1"/>
      <text:p text:style-name="P24">Changes</text:p>
      <text:p text:style-name="P10"/>
      <text:p text:style-name="P13">1) A new sanity cap on the blocksize starting at 10<text:span text:style-name="T296">^7</text:span> bytes with an annual compunded growth just under 40%</text:p>
      <text:p text:style-name="P151"><text:span text:style-name="T197">2</text:span><text:span text:style-name="T193">) </text:span><text:span text:style-name="T194">The r</text:span><text:span text:style-name="T219">equirement for </text:span><text:span text:style-name="T222">a </text:span><text:span text:style-name="T219">valid block </text:span><text:span text:style-name="T220">is now </text:span><text:span text:style-name="T219">0 &lt; M</text:span><text:span text:style-name="T121">B</text:span><text:span text:style-name="T219"> </text:span><text:span text:style-name="T244">≤</text:span><text:span text:style-name="T219"> </text:span><text:span text:style-name="T220">min(</text:span><text:span text:style-name="T219">2M</text:span><text:span text:style-name="T121">N</text:span><text:span text:style-name="T219"> </text:span><text:span text:style-name="T50"><text:s/>, </text:span><text:span text:style-name="T53">A</text:span><text:span text:style-name="T128">C</text:span><text:span text:style-name="T46">). </text:span><text:span text:style-name="T52">This is the incorporation of the sanity cap.</text:span></text:p>
      <text:p text:style-name="P151"><text:span text:style-name="T195">2) </text:span><text:span text:style-name="T193">Maximum growth of M</text:span><text:span text:style-name="T103">S</text:span><text:span text:style-name="T193"> is reduced from 50M</text:span><text:span text:style-name="T103">L</text:span><text:span text:style-name="T193"> to </text:span><text:span text:style-name="T198">8</text:span><text:span text:style-name="T193">M</text:span><text:span text:style-name="T103">L</text:span><text:span text:style-name="T21"> </text:span><text:span text:style-name="T27">and maximum growth of M</text:span><text:span text:style-name="T105">B</text:span><text:span text:style-name="T27"> is reduced from 100M</text:span><text:span text:style-name="T105">L</text:span><text:span text:style-name="T27"> to 16M</text:span><text:span text:style-name="T105">L</text:span><text:span text:style-name="T27">.</text:span></text:p>
      <text:p text:style-name="P150"><text:span text:style-name="T195">3</text:span><text:span text:style-name="T193">) Rate of growth and decline of M</text:span><text:span text:style-name="T103">L</text:span><text:span text:style-name="T193"> is increased from 1.7x to 2x</text:span></text:p>
      <text:p text:style-name="P153"><text:span text:style-name="T196">4</text:span><text:span text:style-name="T193">) Z</text:span><text:span text:style-name="T103">M</text:span><text:span text:style-name="T193"> is increased from 300000 bytes to </text:span><text:span text:style-name="T223">625000</text:span><text:span text:style-name="T193"> bytes</text:span></text:p>
      <text:p text:style-name="P1"/>
      <text:p text:style-name="P11"/>
      <text:p text:style-name="P12"/>
      <text:p text:style-name="P70"><text:span text:style-name="T67">2</text:span><text:span text:style-name="T68">a</text:span><text:span text:style-name="T67">) </text:span><text:span text:style-name="T69">M</text:span><text:span text:style-name="T66">inimum Fee </text:span><text:span text:style-name="T70">For </text:span><text:span text:style-name="T66">Node </text:span><text:span text:style-name="T71">Relay</text:span><text:span text:style-name="T66"> </text:span><text:span text:style-name="T72">(</text:span><text:span text:style-name="T73">O</text:span><text:span text:style-name="T72">ld)</text:span><text:span text:style-name="T19"> </text:span></text:p>
      <text:p text:style-name="P82"/>
      <text:p text:style-name="P161"><text:span text:style-name="T38">W</text:span><text:span text:style-name="T40">e add a, penalty attracting, transaction T with a size of T</text:span><text:span text:style-name="T116">T </text:span><text:span text:style-name="T201">to </text:span><text:span text:style-name="T200">a block of weight M</text:span><text:span text:style-name="T107">B</text:span><text:span text:style-name="T200"> </text:span><text:span text:style-name="T39"><text:s/></text:span></text:p>
      <text:p text:style-name="P110"/>
      <text:p text:style-name="P112">Define</text:p>
      <text:p text:style-name="P112"/>
      <text:p text:style-name="P43">T<text:span text:style-name="T76">R</text:span> = <text:span text:style-name="T251">3</text:span>000 bytes ; Reference Transaction weight. <text:span text:style-name="T255">Note: </text:span>T<text:span text:style-name="T76">R</text:span> <text:span text:style-name="T255">must be greater than T</text:span><text:span text:style-name="T146">2</text:span><text:span text:style-name="T255">. T</text:span><text:span text:style-name="T146">2</text:span><text:span text:style-name="T255"> equals the we</text:span>ight in bytes of a 2 input and 2 output transaction.</text:p>
      <text:p text:style-name="P112"/>
      <text:p text:style-name="P35"><text:span text:style-name="T1">B</text:span><text:span text:style-name="T76">T</text:span><text:span text:style-name="T1"> = T</text:span><text:span text:style-name="T76">T</text:span><text:span text:style-name="T1"> / M</text:span><text:span text:style-name="T76">N</text:span></text:p>
      <text:p text:style-name="P110"/>
      <text:p text:style-name="P35"><text:span text:style-name="T1">P</text:span><text:span text:style-name="T76">BT</text:span><text:span text:style-name="T1"> = R</text:span><text:span text:style-name="T98">B</text:span><text:span text:style-name="T76">ase</text:span><text:span text:style-name="T1">(B+B</text:span><text:span text:style-name="T76">T</text:span><text:span text:style-name="T1">)</text:span><text:span text:style-name="T170">2</text:span><text:span text:style-name="T1"> <text:s/></text:span><text:span text:style-name="T10">= <text:s/></text:span><text:span text:style-name="T1">R</text:span><text:span text:style-name="T92">b</text:span><text:span text:style-name="T76">ase</text:span><text:span text:style-name="T1">( B</text:span><text:span text:style-name="T170">2</text:span><text:span text:style-name="T1"> </text:span><text:span text:style-name="T10">+</text:span><text:span text:style-name="T1"> <text:s/>2BB</text:span><text:span text:style-name="T76">T</text:span><text:span text:style-name="T1"> + B</text:span><text:span text:style-name="T76">T</text:span><text:span text:style-name="T170">2</text:span><text:span text:style-name="T1"> )</text:span><text:span text:style-name="T10"> </text:span><text:span text:style-name="T1">; The new penalty, where B + B</text:span><text:span text:style-name="T76">T</text:span><text:span text:style-name="T1"> &gt; 0</text:span></text:p>
      <text:p text:style-name="P110"/>
      <text:p text:style-name="P35"><text:span text:style-name="T1">P</text:span><text:span text:style-name="T76">T</text:span><text:span text:style-name="T1"> = P</text:span><text:span text:style-name="T76">BT</text:span><text:span text:style-name="T1"> – P</text:span><text:span text:style-name="T76">B </text:span><text:span text:style-name="T1"><text:s text:c="2"/></text:span><text:span text:style-name="T10">=</text:span><text:span text:style-name="T1"> <text:s/>R</text:span><text:span text:style-name="T92">B</text:span><text:span text:style-name="T76">ase</text:span><text:span text:style-name="T1">(2BB</text:span><text:span text:style-name="T76">T</text:span><text:span text:style-name="T1"> + B</text:span><text:span text:style-name="T76">T</text:span><text:span text:style-name="T170">2</text:span><text:span text:style-name="T1"> ) ; </text:span><text:span text:style-name="T11">Increase in penalty from adding transaction T</text:span></text:p>
      <text:p text:style-name="P110"/>
      <text:p text:style-name="P35"><text:span text:style-name="T1">F</text:span><text:span text:style-name="T76">T</text:span><text:span text:style-name="T1"> = R</text:span><text:span text:style-name="T92">B</text:span><text:span text:style-name="T76">ase</text:span><text:span text:style-name="T1">(2BB</text:span><text:span text:style-name="T76">T</text:span><text:span text:style-name="T1"> + B</text:span><text:span text:style-name="T76">T</text:span><text:span text:style-name="T170">2</text:span><text:span text:style-name="T1"> ) <text:s/>; The additional fee required to overcome the increase in penalty P</text:span><text:span text:style-name="T76">T</text:span><text:span text:style-name="T1"> </text:span></text:p>
      <text:p text:style-name="P110"/>
      <text:p text:style-name="P120">For the case B = 0 this reduces to <text:span text:style-name="T185">F</text:span><text:span text:style-name="T91">T</text:span><text:span text:style-name="T185"> = R</text:span><text:span text:style-name="T92">B</text:span><text:span text:style-name="T91">ase</text:span><text:span text:style-name="T185">B</text:span><text:span text:style-name="T91">T</text:span><text:span text:style-name="T171">2</text:span><text:span text:style-name="T185"> </text:span></text:p>
      <text:p text:style-name="P121"/>
      <text:p text:style-name="P98"><text:span text:style-name="T184">M</text:span><text:span text:style-name="T96">F</text:span><text:span text:style-name="T184"> <text:s/>= <text:s/>M</text:span><text:span text:style-name="T96">L</text:span><text:span text:style-name="T184"> ; Median for minimum fee calculation<text:line-break/></text:span></text:p>
      <text:p text:style-name="P132">To calculate the minimum fee <text:span text:style-name="T250">we consider a transaction of weight T</text:span><text:span text:style-name="T137">R</text:span><text:span text:style-name="T250"> at the start of the penalty, B = 0 with M</text:span><text:span text:style-name="T137">N</text:span><text:span text:style-name="T250"> = M</text:span><text:span text:style-name="T150">F</text:span><text:span text:style-name="T250"> 95% of the fee required to pay the penalty incurred is the minimum fee. </text:span></text:p>
      <text:p text:style-name="P101"/>
      <text:p text:style-name="P36"><text:span text:style-name="T2">B</text:span><text:span text:style-name="T80">R</text:span><text:span text:style-name="T83">L</text:span><text:span text:style-name="T2"> = T</text:span><text:span text:style-name="T79">R</text:span><text:span text:style-name="T2"> / </text:span><text:span text:style-name="T4">M</text:span><text:span text:style-name="T81">F</text:span><text:span text:style-name="T80"> </text:span><text:span text:style-name="T3">; <text:s/></text:span></text:p>
      <text:p text:style-name="P130"/>
      <text:p text:style-name="P122"><text:span text:style-name="T185">F</text:span><text:span text:style-name="T95">R</text:span><text:span text:style-name="T185"> = R</text:span><text:span text:style-name="T92">B</text:span><text:span text:style-name="T91">ase</text:span><text:span text:style-name="T185">B</text:span><text:span text:style-name="T95">R</text:span><text:span text:style-name="T149">L</text:span><text:span text:style-name="T171">2</text:span><text:span text:style-name="T185"> <text:s/>; <text:s/>Fee required to pay the penalty incurred</text:span></text:p>
      <text:p text:style-name="P122"/>
      <text:p text:style-name="P122"><text:span text:style-name="T186">f</text:span><text:span text:style-name="T95">R</text:span><text:span text:style-name="T186"> = R</text:span><text:span text:style-name="T92">B</text:span><text:span text:style-name="T91">ase</text:span><text:span text:style-name="T185">B</text:span><text:span text:style-name="T95">R</text:span><text:span text:style-name="T149">L</text:span><text:span text:style-name="T185">/M</text:span><text:span text:style-name="T139">F</text:span><text:span text:style-name="T185"> ; Fee required to pay the penalty incurred per byte for a given M</text:span><text:span text:style-name="T139">F</text:span></text:p>
      <text:p text:style-name="P122"/>
      <text:p text:style-name="P122"><text:span text:style-name="T186">f</text:span><text:span text:style-name="T143">I</text:span><text:span text:style-name="T186"> = 0.95f</text:span><text:span text:style-name="T97">R</text:span><text:span text:style-name="T186"> </text:span><text:span text:style-name="T187"><text:s/>; Minimum fee per byte</text:span></text:p>
      <text:p text:style-name="P155"/>
      <text:p text:style-name="P84"/>
      <text:p text:style-name="P80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83"/>
      <text:p text:style-name="P156"><text:span text:style-name="T38">W</text:span><text:span text:style-name="T39">e add a, penalty attracting, transaction T with a size of T</text:span><text:span text:style-name="T115">T </text:span><text:span text:style-name="T199"><text:s/></text:span><text:span text:style-name="T200">to a block of weight M</text:span><text:span text:style-name="T107">B</text:span><text:span text:style-name="T200"> </text:span><text:span text:style-name="T39"><text:s/></text:span></text:p>
      <text:p text:style-name="P105"/>
      <text:p text:style-name="P111">Define</text:p>
      <text:p text:style-name="P111"/>
      <text:p text:style-name="P43">T<text:span text:style-name="T76">R</text:span> = <text:span text:style-name="T266">10</text:span>000 bytes ; Reference Transaction weight. <text:span text:style-name="T255">Note: </text:span>T<text:span text:style-name="T76">R</text:span> <text:span text:style-name="T255">must be greater than T</text:span><text:span text:style-name="T146">2</text:span><text:span text:style-name="T255">. T</text:span><text:span text:style-name="T146">2</text:span><text:span text:style-name="T255"> equals the we</text:span>ight in bytes of a 2 input and 2 output transaction. </text:p>
      <text:p text:style-name="P111"/>
      <text:p text:style-name="P29"><text:span text:style-name="T1">B</text:span><text:span text:style-name="T76">T</text:span><text:span text:style-name="T1"> = T</text:span><text:span text:style-name="T76">T</text:span><text:span text:style-name="T1"> / M</text:span><text:span text:style-name="T76">N</text:span></text:p>
      <text:p text:style-name="P105"/>
      <text:p text:style-name="P30"><text:span text:style-name="T1">P</text:span><text:span text:style-name="T76">BT</text:span><text:span text:style-name="T1"> = R</text:span><text:span text:style-name="T98">B</text:span><text:span text:style-name="T76">ase</text:span><text:span text:style-name="T1">(B+B</text:span><text:span text:style-name="T76">T</text:span><text:span text:style-name="T1">)</text:span><text:span text:style-name="T170">2</text:span><text:span text:style-name="T1"> <text:s/></text:span><text:span text:style-name="T10">= <text:s/></text:span><text:span text:style-name="T1">R</text:span><text:span text:style-name="T92">b</text:span><text:span text:style-name="T76">ase</text:span><text:span text:style-name="T1">( B</text:span><text:span text:style-name="T170">2</text:span><text:span text:style-name="T1"> </text:span><text:span text:style-name="T10">+</text:span><text:span text:style-name="T1"> <text:s/>2BB</text:span><text:span text:style-name="T76">T</text:span><text:span text:style-name="T1"> + B</text:span><text:span text:style-name="T76">T</text:span><text:span text:style-name="T170">2</text:span><text:span text:style-name="T1"> )</text:span><text:span text:style-name="T10"> </text:span><text:span text:style-name="T1">; The new penalty, where B + B</text:span><text:span text:style-name="T76">T</text:span><text:span text:style-name="T1"> &gt; 0</text:span></text:p>
      <text:p text:style-name="P106"/>
      <text:p text:style-name="P30"><text:span text:style-name="T1">P</text:span><text:span text:style-name="T76">T</text:span><text:span text:style-name="T1"> = P</text:span><text:span text:style-name="T76">BT</text:span><text:span text:style-name="T1"> – P</text:span><text:span text:style-name="T76">B </text:span><text:span text:style-name="T1"><text:s text:c="2"/></text:span><text:span text:style-name="T10">=</text:span><text:span text:style-name="T1"> <text:s/>R</text:span><text:span text:style-name="T92">B</text:span><text:span text:style-name="T76">ase</text:span><text:span text:style-name="T1">(2BB</text:span><text:span text:style-name="T76">T</text:span><text:span text:style-name="T1"> + B</text:span><text:span text:style-name="T76">T</text:span><text:span text:style-name="T170">2</text:span><text:span text:style-name="T1"> ) ; </text:span><text:span text:style-name="T11">Increase in penalty from adding transaction T</text:span></text:p>
      <text:p text:style-name="P105"/>
      <text:p text:style-name="P31"><text:span text:style-name="T1">F</text:span><text:span text:style-name="T76">T</text:span><text:span text:style-name="T1"> = R</text:span><text:span text:style-name="T92">B</text:span><text:span text:style-name="T76">ase</text:span><text:span text:style-name="T1">(2BB</text:span><text:span text:style-name="T76">T</text:span><text:span text:style-name="T1"> + B</text:span><text:span text:style-name="T76">T</text:span><text:span text:style-name="T170">2</text:span><text:span text:style-name="T1"> ) <text:s/>; The additional fee required to overcome the increase in penalty P</text:span><text:span text:style-name="T76">T</text:span><text:span text:style-name="T1"> </text:span></text:p>
      <text:p text:style-name="P105"/>
      <text:p text:style-name="P113">For the case B = 0 this reduces to <text:span text:style-name="T185">F</text:span><text:span text:style-name="T91">T</text:span><text:span text:style-name="T185"> = R</text:span><text:span text:style-name="T92">B</text:span><text:span text:style-name="T91">ase</text:span><text:span text:style-name="T185">B</text:span><text:span text:style-name="T91">T</text:span><text:span text:style-name="T171">2</text:span><text:span text:style-name="T185"> </text:span></text:p>
      <text:p text:style-name="P107"/>
      <text:p text:style-name="P124"><text:span text:style-name="T172">M</text:span><text:span text:style-name="T77">F</text:span><text:span text:style-name="T172"> = <text:s/></text:span>M<text:span text:style-name="T76">L</text:span> <text:span text:style-name="T263"><text:s/></text:span>; Median for <text:span text:style-name="T188">minimum </text:span>fee calculation</text:p>
      <text:p text:style-name="P124"/>
      <text:p text:style-name="P131">To calculate the minimum fee <text:span text:style-name="T250">we consider a transaction of weight T</text:span><text:span text:style-name="T137">R</text:span><text:span text:style-name="T250"> at the start of the penalty, B = 0 with M</text:span><text:span text:style-name="T137">N</text:span><text:span text:style-name="T250"> = M</text:span><text:span text:style-name="T150">F</text:span><text:span text:style-name="T250"> </text:span><text:span text:style-name="T281">100</text:span><text:span text:style-name="T250">% of the fee required to pay the penalty incurred is the minimum fee. </text:span></text:p>
      <text:p text:style-name="P125"/>
      <text:p text:style-name="P32"><text:span text:style-name="T2">B</text:span><text:span text:style-name="T80">R</text:span><text:span text:style-name="T83">L</text:span><text:span text:style-name="T2"> = T</text:span><text:span text:style-name="T79">R</text:span><text:span text:style-name="T2"> / </text:span><text:span text:style-name="T4">M</text:span><text:span text:style-name="T81">F</text:span><text:span text:style-name="T80"> </text:span><text:span text:style-name="T3">; <text:s/></text:span></text:p>
      <text:p text:style-name="P126"/>
      <text:p text:style-name="P114"><text:span text:style-name="T185">F</text:span><text:span text:style-name="T95">R</text:span><text:span text:style-name="T152">L</text:span><text:span text:style-name="T185"> = R</text:span><text:span text:style-name="T92">B</text:span><text:span text:style-name="T91">ase</text:span><text:span text:style-name="T185">B</text:span><text:span text:style-name="T95">R</text:span><text:span text:style-name="T149">L</text:span><text:span text:style-name="T171">2</text:span><text:span text:style-name="T185"> <text:s/>; <text:s/>Fee required to pay the penalty incurred</text:span></text:p>
      <text:p text:style-name="P115"/>
      <text:p text:style-name="P114"><text:span text:style-name="T186">f</text:span><text:span text:style-name="T95">R</text:span><text:span text:style-name="T152">L</text:span><text:span text:style-name="T186"> = R</text:span><text:span text:style-name="T92">B</text:span><text:span text:style-name="T91">ase</text:span><text:span text:style-name="T185">B</text:span><text:span text:style-name="T95">R</text:span><text:span text:style-name="T149">L</text:span><text:span text:style-name="T185">/M</text:span><text:span text:style-name="T139">F</text:span><text:span text:style-name="T185"> ; Fee required to pay the penalty incurred per byte for a given M</text:span><text:span text:style-name="T139">F</text:span></text:p>
      <text:p text:style-name="P115"/>
      <text:p text:style-name="P116"><text:span text:style-name="T186">f</text:span><text:span text:style-name="T143">I</text:span><text:span text:style-name="T152">L</text:span><text:span text:style-name="T186"> = f</text:span><text:span text:style-name="T97">R</text:span><text:span text:style-name="T160">L</text:span><text:span text:style-name="T93"> </text:span><text:span text:style-name="T187"><text:s/>; Minimum fee per byte</text:span></text:p>
      <text:p text:style-name="P116"/>
      <text:p text:style-name="P102"/>
      <text:p text:style-name="P135">Changes</text:p>
      <text:p text:style-name="P90"/>
      <text:p text:style-name="P38"><text:span text:style-name="T283">1</text:span>) T<text:span text:style-name="T76">R</text:span> is increased from <text:span text:style-name="T282">3000 bytes to 10000 bytes. </text:span><text:span text:style-name="T283">For clarity </text:span>T<text:span text:style-name="T76">R</text:span><text:span text:style-name="T283"> is defined outside of consensus.</text:span></text:p>
      <text:p text:style-name="P37">2) There is no reduction to 95% of the minimum fee. This is all now handled on the wallet side.</text:p>
      <text:p text:style-name="P75"><text:span text:style-name="T264">2b</text:span>) Wallet Fees (<text:span text:style-name="T192">Old</text:span>)</text:p>
      <text:p text:style-name="P76"/>
      <text:p text:style-name="P52"><text:span text:style-name="T175">For the calculation of wallet fees we assume that the next 10 blocks have no transactions, other than the coinba</text:span><text:span text:style-name="T176">se</text:span><text:span text:style-name="T175"> transaction, </text:span><text:span text:style-name="T177">the empty blocks,</text:span><text:span text:style-name="T175"> We then calculate M</text:span><text:span text:style-name="T84">LW</text:span><text:span text:style-name="T175"> </text:span><text:span text:style-name="T182">and M</text:span><text:span text:style-name="T87">SW</text:span><text:span text:style-name="T182"> </text:span><text:span text:style-name="T175">by following the calculation of M</text:span><text:span text:style-name="T85">L</text:span><text:span text:style-name="T175"> </text:span><text:span text:style-name="T182">and M</text:span><text:span text:style-name="T87">S</text:span><text:span text:style-name="T182"> </text:span><text:span text:style-name="T175">at this future point. </text:span><text:span text:style-name="T178">We use the previous </text:span><text:span text:style-name="T179">99990</text:span><text:span text:style-name="T178"> blocks and the future 10 empty blocks </text:span><text:span text:style-name="T180">(100000 blocks) for M</text:span><text:span text:style-name="T86">L</text:span><text:span text:style-name="T6"> </text:span><text:span text:style-name="T7">and the previous 90 blocks and future 10 blocks (100) blocks for M</text:span><text:span text:style-name="T87">S</text:span><text:span text:style-name="T7">.</text:span></text:p>
      <text:p text:style-name="P39"/>
      <text:p text:style-name="P39">Define</text:p>
      <text:p text:style-name="P39"/>
      <text:p text:style-name="P52">M<text:span text:style-name="T76">B</text:span><text:span text:style-name="T99">W</text:span> = <text:span text:style-name="T267">M</text:span><text:span text:style-name="T153">B</text:span><text:span text:style-name="T56"> for the last 99990 blocks<text:line-break/>M</text:span><text:span text:style-name="T153">B</text:span><text:span text:style-name="T99">W</text:span><text:span text:style-name="T56"> = 0 for the future 10 blocks; A value of 0 bytes </text:span><text:span text:style-name="T57">can be</text:span><text:span text:style-name="T56"> used for the empty blocks for the purposes of calculating M</text:span><text:span text:style-name="T153">LW</text:span><text:span text:style-name="T56">.</text:span></text:p>
      <text:p text:style-name="P44"/>
      <text:p text:style-name="P52">M<text:span text:style-name="T76">L</text:span><text:span text:style-name="T99">W</text:span> = The median over the <text:span text:style-name="T267">l</text:span>ast <text:span text:style-name="T267">99990</text:span> blocks <text:span text:style-name="T267">and future 10 blocks </text:span><text:span text:style-name="T268">(100000 blocks)</text:span> of max((min (M<text:span text:style-name="T76">B</text:span><text:span text:style-name="T100">W</text:span> , 2M<text:span text:style-name="T76">L</text:span>), Z<text:span text:style-name="T76">M</text:span> , M<text:span text:style-name="T76">L</text:span>/2) ; <text:s/><text:span text:style-name="T267">The current value of M</text:span><text:span text:style-name="T153">L</text:span><text:span text:style-name="T267"> from consensus is used; </text:span><text:span text:style-name="T269">Effective l</text:span>ong <text:span text:style-name="T269">t</text:span>erm <text:span text:style-name="T269">m</text:span>edian <text:span text:style-name="T191">for wallet fees</text:span></text:p>
      <text:p text:style-name="P40"/>
      <text:p text:style-name="P45">M<text:span text:style-name="T76">L</text:span><text:span text:style-name="T100">W</text:span> ; <text:span text:style-name="T253">P</text:span>enalty free zone <text:span text:style-name="T191">for wallet fees </text:span></text:p>
      <text:p text:style-name="P40"/>
      <text:p text:style-name="P157"><text:span text:style-name="T202">M</text:span><text:span text:style-name="T114">S</text:span><text:span text:style-name="T119">W</text:span><text:span text:style-name="T202"> = the median over the </text:span><text:span text:style-name="T207">l</text:span><text:span text:style-name="T202">ast </text:span><text:span text:style-name="T207">9</text:span><text:span text:style-name="T202">0 blocks </text:span><text:span text:style-name="T207">and future 10 blocks</text:span><text:span text:style-name="T202"> </text:span><text:span text:style-name="T207">(100 blocks) </text:span><text:span text:style-name="T202">of max</text:span><text:span text:style-name="T208">(</text:span><text:span text:style-name="T36">M</text:span><text:span text:style-name="T110">B</text:span><text:span text:style-name="T111">W</text:span><text:span text:style-name="T36"> , M</text:span><text:span text:style-name="T112">L</text:span><text:span text:style-name="T111">W</text:span><text:span text:style-name="T36">)</text:span><text:span text:style-name="T202">; </text:span><text:span text:style-name="T209">Effective s</text:span><text:span text:style-name="T202">hort term median </text:span><text:span text:style-name="T209">for wallet fees</text:span><text:span text:style-name="T202"> </text:span></text:p>
      <text:p text:style-name="P46"/>
      <text:p text:style-name="P91">M<text:span text:style-name="T76">N</text:span><text:span text:style-name="T131">W</text:span> = <text:span text:style-name="T254">min(</text:span>M<text:span text:style-name="T76">S</text:span><text:span text:style-name="T131">W</text:span><text:span text:style-name="T238"> , 50M</text:span><text:span text:style-name="T131">LW</text:span><text:span text:style-name="T238">)</text:span></text:p>
      <text:p text:style-name="P127"/>
      <text:p text:style-name="P41"><text:span text:style-name="T1">M</text:span><text:span text:style-name="T76">F</text:span><text:span text:style-name="T101">W</text:span><text:span text:style-name="T1"> = </text:span><text:span text:style-name="T2"><text:s/></text:span><text:span text:style-name="T1">M</text:span><text:span text:style-name="T76">L</text:span><text:span text:style-name="T148">W</text:span><text:span text:style-name="T1"> ; Median for </text:span><text:span text:style-name="T58">wallet </text:span><text:span text:style-name="T1">fee calculation</text:span></text:p>
      <text:p text:style-name="P40"/>
      <text:p text:style-name="P33"><text:span text:style-name="T2">B</text:span><text:span text:style-name="T78">R</text:span><text:span text:style-name="T82">L</text:span><text:span text:style-name="T83">W</text:span><text:span text:style-name="T2"> = T</text:span><text:span text:style-name="T79">R</text:span><text:span text:style-name="T2"> / </text:span><text:span text:style-name="T5">M</text:span><text:span text:style-name="T82">FW </text:span><text:span text:style-name="T5"><text:s/>; <text:s/>Used for the low and normal fees</text:span></text:p>
      <text:p text:style-name="P96"/>
      <text:p text:style-name="P108"><text:span text:style-name="T172">B</text:span><text:span text:style-name="T78">R</text:span><text:span text:style-name="T172"> = T</text:span><text:span text:style-name="T79">R</text:span><text:span text:style-name="T172"> / </text:span><text:span text:style-name="T173">Z</text:span><text:span text:style-name="T82">M </text:span><text:span text:style-name="T173"><text:s/>; <text:s/>Used for the medium and high fees</text:span></text:p>
      <text:p text:style-name="P127"/>
      <text:p text:style-name="P117"><text:span text:style-name="T185">F</text:span><text:span text:style-name="T141">L</text:span><text:span text:style-name="T185"> = R</text:span><text:span text:style-name="T92">B</text:span><text:span text:style-name="T91">ase</text:span><text:span text:style-name="T185">B</text:span><text:span text:style-name="T95">R</text:span><text:span text:style-name="T140">L</text:span><text:span text:style-name="T149">W</text:span><text:span text:style-name="T171">2</text:span><text:span text:style-name="T185"> <text:s/>; Low transaction fee for reference transaction</text:span></text:p>
      <text:p text:style-name="P117"/>
      <text:p text:style-name="P117"><text:span text:style-name="T186">f</text:span><text:span text:style-name="T141">L</text:span><text:span text:style-name="T186"> = R</text:span><text:span text:style-name="T92">B</text:span><text:span text:style-name="T91">ase</text:span><text:span text:style-name="T185">B</text:span><text:span text:style-name="T95">R</text:span><text:span text:style-name="T140">L</text:span><text:span text:style-name="T149">W</text:span><text:span text:style-name="T185">/M</text:span><text:span text:style-name="T94">F</text:span><text:span text:style-name="T102">W</text:span><text:span text:style-name="T185"> ; Low transaction fee per byte for a given M</text:span><text:span text:style-name="T94">F</text:span><text:span text:style-name="T102">W</text:span></text:p>
      <text:p text:style-name="P117"/>
      <text:p text:style-name="P92"><text:span text:style-name="T186">f</text:span><text:span text:style-name="T141">N</text:span><text:span text:style-name="T186"> = 4f</text:span><text:span text:style-name="T141">L</text:span><text:span text:style-name="T186"> <text:s/>;Normal transaction fee per byte for a given M</text:span><text:span text:style-name="T94">F</text:span><text:span text:style-name="T102">W</text:span></text:p>
      <text:p text:style-name="P92"/>
      <text:p text:style-name="P92"><text:span text:style-name="T186">f</text:span><text:span text:style-name="T102">M</text:span><text:span text:style-name="T186"> = 16</text:span><text:span text:style-name="T102"> </text:span><text:span text:style-name="T186">R</text:span><text:span text:style-name="T92">B</text:span><text:span text:style-name="T91">ase</text:span><text:span text:style-name="T185">B</text:span><text:span text:style-name="T95">R</text:span><text:span text:style-name="T185">/M</text:span><text:span text:style-name="T94">F</text:span><text:span text:style-name="T102">W</text:span><text:span text:style-name="T186"> <text:s/>; Medium Transaction fee per byte for a given M</text:span><text:span text:style-name="T94">F</text:span><text:span text:style-name="T102">W</text:span></text:p>
      <text:p text:style-name="P92"/>
      <text:p text:style-name="P45"><text:span text:style-name="T54">f</text:span><text:span text:style-name="T130">P</text:span><text:span text:style-name="T54"> = 2R</text:span><text:span text:style-name="T92">B</text:span><text:span text:style-name="T91">ase</text:span><text:span text:style-name="T9">/M</text:span><text:span text:style-name="T131">N</text:span><text:span text:style-name="T76">W</text:span><text:span text:style-name="T9"> </text:span><text:span text:style-name="T20">= f</text:span><text:span text:style-name="T141">M</text:span><text:span text:style-name="T59">M</text:span><text:span text:style-name="T133">FW</text:span><text:span text:style-name="T59">/(</text:span><text:span text:style-name="T60">8</text:span><text:span text:style-name="T59">B</text:span><text:span text:style-name="T134">R</text:span><text:span text:style-name="T59">M</text:span><text:span text:style-name="T131">N</text:span><text:span text:style-name="T133">W</text:span><text:span text:style-name="T59">)</text:span><text:span text:style-name="T9">; </text:span><text:span text:style-name="T20">Maximum Penalty (B =1)</text:span><text:span text:style-name="T9"> Transaction fee per byte for a given M</text:span><text:span text:style-name="T131">N</text:span><text:span text:style-name="T102">W</text:span></text:p>
      <text:p text:style-name="P117"/>
      <text:p text:style-name="P45"><text:span text:style-name="T237">f</text:span><text:span text:style-name="T133">H</text:span><text:span text:style-name="T237"> = 4f</text:span><text:span text:style-name="T155">M</text:span><text:span text:style-name="T237">max (1, M</text:span><text:span text:style-name="T133">FW</text:span><text:span text:style-name="T237">/(32B</text:span><text:span text:style-name="T142">R</text:span><text:span text:style-name="T237">M</text:span><text:span text:style-name="T132">N</text:span><text:span text:style-name="T133">W</text:span><text:span text:style-name="T237">)</text:span><text:span text:style-name="T270">);</text:span><text:span text:style-name="T237"> High </text:span><text:span text:style-name="T174">Transaction fee per </text:span><text:span text:style-name="T181">byte</text:span></text:p>
      <text:p text:style-name="P133"><text:s/></text:p>
      <text:p text:style-name="P134"/>
      <text:p text:style-name="P118"/>
      <text:p text:style-name="P74"><text:span text:style-name="T264">2b</text:span>) Wallet Fees (<text:span text:style-name="T190">New)</text:span></text:p>
      <text:p text:style-name="P81"/>
      <text:p text:style-name="P158"><text:span text:style-name="T212">For the calculation of wallet fees we assume that the next 10</text:span><text:span text:style-name="T218">00</text:span><text:span text:style-name="T212"> blocks have no transactions, other than the coinba</text:span><text:span text:style-name="T213">se</text:span><text:span text:style-name="T212"> transaction, </text:span><text:span text:style-name="T214">the empty blocks,</text:span><text:span text:style-name="T212"> We then calculate M</text:span><text:span text:style-name="T108">LW</text:span><text:span text:style-name="T212"> by following the calculation of M</text:span><text:span text:style-name="T109">L</text:span><text:span text:style-name="T212"> at this future point. </text:span><text:span text:style-name="T215">We use the previous </text:span><text:span text:style-name="T216">99</text:span><text:span text:style-name="T218">00</text:span><text:span text:style-name="T216">0</text:span><text:span text:style-name="T215"> blocks and the future 10</text:span><text:span text:style-name="T218">00</text:span><text:span text:style-name="T215"> empty blocks </text:span><text:span text:style-name="T217">(100000 blocks) for M</text:span><text:span text:style-name="T113">L</text:span><text:span text:style-name="T37">.</text:span><text:span text:style-name="T217"> </text:span></text:p>
      <text:p text:style-name="P14"/>
      <text:p text:style-name="P15"/>
      <text:p text:style-name="P15">Define </text:p>
      <text:p text:style-name="P15"/>
      <text:p text:style-name="P159"><text:span text:style-name="T202">M</text:span><text:span text:style-name="T114">B</text:span><text:span text:style-name="T118">W</text:span><text:span text:style-name="T202"> = </text:span><text:span text:style-name="T204">M</text:span><text:span text:style-name="T117">B</text:span><text:span text:style-name="T41"> for the last 99</text:span><text:span text:style-name="T44">00</text:span><text:span text:style-name="T41">0 blocks<text:line-break/>M</text:span><text:span text:style-name="T117">B</text:span><text:span text:style-name="T118">W</text:span><text:span text:style-name="T41"> = 0 for the future 10</text:span><text:span text:style-name="T44">00</text:span><text:span text:style-name="T41"> blocks; A value of 0 bytes </text:span><text:span text:style-name="T43">can be</text:span><text:span text:style-name="T41"> used for the empty blocks for the purposes of calculating M</text:span><text:span text:style-name="T117">LW</text:span><text:span text:style-name="T42">.</text:span></text:p>
      <text:p text:style-name="P47"/>
      <text:p text:style-name="P160"><text:span text:style-name="T202">M</text:span><text:span text:style-name="T114">L</text:span><text:span text:style-name="T118">W</text:span><text:span text:style-name="T202"> = The median over the </text:span><text:span text:style-name="T204">l</text:span><text:span text:style-name="T202">ast </text:span><text:span text:style-name="T204">99</text:span><text:span text:style-name="T211">00</text:span><text:span text:style-name="T204">0</text:span><text:span text:style-name="T202"> blocks </text:span><text:span text:style-name="T204">and future 1</text:span><text:span text:style-name="T211">00</text:span><text:span text:style-name="T204">0 blocks </text:span><text:span text:style-name="T207">(100000 blocks)</text:span><text:span text:style-name="T202"> of max((min (M</text:span><text:span text:style-name="T114">B</text:span><text:span text:style-name="T119">W</text:span><text:span text:style-name="T202"> , 2M</text:span><text:span text:style-name="T114">L</text:span><text:span text:style-name="T202">), Z</text:span><text:span text:style-name="T114">M</text:span><text:span text:style-name="T202"> , M</text:span><text:span text:style-name="T114">L</text:span><text:span text:style-name="T202">/2) ; <text:s/></text:span><text:span text:style-name="T204">The current value of M</text:span><text:span text:style-name="T117">L</text:span><text:span text:style-name="T204"> from consensus is used; </text:span><text:span text:style-name="T205">Effective l</text:span><text:span text:style-name="T202">ong </text:span><text:span text:style-name="T205">t</text:span><text:span text:style-name="T202">erm </text:span><text:span text:style-name="T205">m</text:span><text:span text:style-name="T202">edian </text:span><text:span text:style-name="T206">for wallet fees</text:span></text:p>
      <text:p text:style-name="P47"/>
      <text:p text:style-name="P48">M<text:span text:style-name="T76">L</text:span><text:span text:style-name="T100">W</text:span> ; <text:span text:style-name="T253">P</text:span>enalty free zone <text:span text:style-name="T191">for wallet fees </text:span></text:p>
      <text:p text:style-name="P47"/>
      <text:p text:style-name="P128"/>
      <text:p text:style-name="P128"/>
      <text:p text:style-name="P42"/>
      <text:p text:style-name="P42"/>
      <text:p text:style-name="P42"/>
      <text:p text:style-name="P128"/>
      <text:p text:style-name="P42"><text:span text:style-name="T1">M</text:span><text:span text:style-name="T76">F</text:span><text:span text:style-name="T101">W</text:span><text:span text:style-name="T1"> = </text:span><text:span text:style-name="T2"><text:s/></text:span><text:span text:style-name="T1">M</text:span><text:span text:style-name="T76">L</text:span><text:span text:style-name="T148">W</text:span><text:span text:style-name="T1"> ; Median for </text:span><text:span text:style-name="T58">wallet </text:span><text:span text:style-name="T1">fee calculation</text:span></text:p>
      <text:p text:style-name="P97"/>
      <text:p text:style-name="P34"><text:span text:style-name="T2">B</text:span><text:span text:style-name="T78">R</text:span><text:span text:style-name="T82">L</text:span><text:span text:style-name="T83">W</text:span><text:span text:style-name="T2"> = T</text:span><text:span text:style-name="T79">R</text:span><text:span text:style-name="T2"> / </text:span><text:span text:style-name="T5">M</text:span><text:span text:style-name="T82">FW </text:span><text:span text:style-name="T5"><text:s/>; <text:s/>Used for </text:span><text:span text:style-name="T8">all</text:span><text:span text:style-name="T5"> fees</text:span></text:p>
      <text:p text:style-name="P129"/>
      <text:p text:style-name="P109"><text:span text:style-name="T172">B</text:span><text:span text:style-name="T78">R</text:span><text:span text:style-name="T172"> = T</text:span><text:span text:style-name="T79">R</text:span><text:span text:style-name="T172"> / </text:span><text:span text:style-name="T173">Z</text:span><text:span text:style-name="T82">M </text:span><text:span text:style-name="T173"><text:s/>; <text:s/>Used for </text:span><text:span text:style-name="T183">reference</text:span></text:p>
      <text:p text:style-name="P129"/>
      <text:p text:style-name="P119"><text:span text:style-name="T185">F</text:span><text:span text:style-name="T141">L</text:span><text:span text:style-name="T185"> = R</text:span><text:span text:style-name="T92">B</text:span><text:span text:style-name="T91">ase</text:span><text:span text:style-name="T185">B</text:span><text:span text:style-name="T95">R</text:span><text:span text:style-name="T140">L</text:span><text:span text:style-name="T149">W</text:span><text:span text:style-name="T171">2</text:span><text:span text:style-name="T185"> <text:s/>; Low </text:span><text:span text:style-name="T285">(minimum scaling) </text:span><text:span text:style-name="T185">transaction fee for reference transaction</text:span></text:p>
      <text:p text:style-name="P119"/>
      <text:p text:style-name="P123"><text:span text:style-name="T186">f</text:span><text:span text:style-name="T141">L</text:span><text:span text:style-name="T186"> = R</text:span><text:span text:style-name="T92">B</text:span><text:span text:style-name="T91">ase</text:span><text:span text:style-name="T185">B</text:span><text:span text:style-name="T95">R</text:span><text:span text:style-name="T140">L</text:span><text:span text:style-name="T149">W</text:span><text:span text:style-name="T185">/M</text:span><text:span text:style-name="T94">F</text:span><text:span text:style-name="T102">W</text:span><text:span text:style-name="T185"> ; Low </text:span><text:span text:style-name="T285">(minimum scaling)</text:span><text:span text:style-name="T185"> transaction fee per byte for a given M</text:span><text:span text:style-name="T94">F</text:span><text:span text:style-name="T102">W</text:span></text:p>
      <text:p text:style-name="P119"/>
      <text:p text:style-name="P119"><text:span text:style-name="T174">f</text:span><text:span text:style-name="T88">N</text:span><text:span text:style-name="T174"> = 4f</text:span><text:span text:style-name="T88">L</text:span><text:span text:style-name="T174"> <text:s/>; Normal transaction fee per byte for a given M</text:span><text:span text:style-name="T89">F</text:span><text:span text:style-name="T90">W</text:span></text:p>
      <text:p text:style-name="P93"/>
      <text:p text:style-name="P99">f<text:span text:style-name="T76">M</text:span> = 16f<text:span text:style-name="T76">L</text:span> ; <text:span text:style-name="T186">Medium Transaction fee per byte for a given M</text:span><text:span text:style-name="T94">F</text:span><text:span text:style-name="T102">W</text:span></text:p>
      <text:p text:style-name="P94"/>
      <text:p text:style-name="P94"/>
      <text:p text:style-name="P95"><text:span text:style-name="T186">f</text:span><text:span text:style-name="T161">H</text:span><text:span text:style-name="T163">64</text:span><text:span text:style-name="T186"> = </text:span><text:span text:style-name="T285">64</text:span><text:span text:style-name="T286">f</text:span><text:span text:style-name="T164">L</text:span><text:span text:style-name="T186"> <text:s/>; </text:span><text:span text:style-name="T285">64x</text:span><text:span text:style-name="T186"> Transaction fee per byte for a given M</text:span><text:span text:style-name="T94">F</text:span><text:span text:style-name="T102">W</text:span></text:p>
      <text:p text:style-name="P93"/>
      <text:p text:style-name="P152"><text:span text:style-name="T22">f</text:span><text:span text:style-name="T106">H256</text:span><text:span text:style-name="T22"> = </text:span><text:span text:style-name="T32">256</text:span><text:span text:style-name="T33">f</text:span><text:span text:style-name="T125">L</text:span><text:span text:style-name="T25"> </text:span><text:span text:style-name="T32">256x</text:span><text:span text:style-name="T30"> </text:span><text:span text:style-name="T34">Transaction fee per byte </text:span><text:span text:style-name="T35">for a given</text:span><text:span text:style-name="T34"> M</text:span><text:span text:style-name="T126">F</text:span><text:span text:style-name="T127">W</text:span><text:span text:style-name="T30">. </text:span><text:span text:style-name="T31">This is g</text:span><text:span text:style-name="T26">reater than or equal to </text:span><text:span text:style-name="T24">Maximum Penalty (B =1 )</text:span><text:span text:style-name="T23"> </text:span><text:span text:style-name="T28">for M</text:span><text:span text:style-name="T106">L</text:span><text:span text:style-name="T28"> &lt; </text:span><text:span text:style-name="T29">1280000 bytes.</text:span><text:span text:style-name="T28"> </text:span><text:span text:style-name="T104"><text:s text:c="2"/></text:span></text:p>
      <text:p text:style-name="P49"/>
      <text:p text:style-name="P136">Changes</text:p>
      <text:p text:style-name="P16"/>
      <text:p text:style-name="P16">1) All fees including the high fee are now based upon M<text:span text:style-name="T76">L</text:span><text:span text:style-name="T159">W</text:span></text:p>
      <text:p text:style-name="P100">with the ratio between fees constant for a given M<text:span text:style-name="T76">LW</text:span>.</text:p>
      <text:p text:style-name="P16">2) The grace period is increased to 1000 blocks.</text:p>
      <text:p text:style-name="P23">3) 5 fee levels with at least a 4x factor between fees. <text:span text:style-name="T289">Aditional fee levels can be added if needed at 1024x, 4096x etc. for larger M</text:span><text:span text:style-name="T166">L</text:span> </text:p>
      <text:p text:style-name="P72"><text:soft-page-break/><text:span text:style-name="T264">3</text:span><text:span text:style-name="T272">) </text:span><text:span text:style-name="T284">Consensus </text:span><text:span text:style-name="T271">Transitional considerations for</text:span><text:span text:style-name="T262"> </text:span><text:span text:style-name="T261">Minimum penalty free zone, Z</text:span><text:span text:style-name="T147">M</text:span><text:span text:style-name="T261">, and </text:span><text:span text:style-name="T273">Median calculation</text:span><text:span text:style-name="T271">s</text:span><text:span text:style-name="T273"> after </text:span><text:span text:style-name="T271">the</text:span><text:span text:style-name="T273"> fork.</text:span></text:p>
      <text:p text:style-name="P25"/>
      <text:p text:style-name="P25"/>
      <text:p text:style-name="P25"/>
      <text:p text:style-name="P141"/>
      <text:p text:style-name="P141"/>
      <text:p text:style-name="P141">Define:</text:p>
      <text:p text:style-name="P141"/>
      <text:p text:style-name="P51"><text:span text:style-name="T1">Z</text:span><text:span text:style-name="T76">M</text:span><text:span text:style-name="T158">Ol</text:span><text:span text:style-name="T76">d</text:span><text:span text:style-name="T1"> = 300000 bytes </text:span><text:span text:style-name="T65">(Z</text:span><text:span text:style-name="T156">M</text:span><text:span text:style-name="T65"> <text:s/>before hard fork)</text:span></text:p>
      <text:p text:style-name="P141"/>
      <text:p text:style-name="P141">M<text:span text:style-name="T76">BOld</text:span> <text:span text:style-name="T275">= Block Weight in bytes (before hard fork) </text:span></text:p>
      <text:p text:style-name="P141"/>
      <text:p text:style-name="P141"/>
      <text:p text:style-name="P141"/>
      <text:p text:style-name="P148"><text:span text:style-name="T234">3</text:span><text:span text:style-name="T224">) </text:span><text:span text:style-name="T236">Consensus </text:span><text:span text:style-name="T235">Transitional considerations for </text:span><text:span text:style-name="T233">Minimum penalty free zone, Z</text:span><text:span text:style-name="T129">M</text:span><text:span text:style-name="T233">, and </text:span><text:span text:style-name="T232">Median calculation</text:span><text:span text:style-name="T235">s</text:span><text:span text:style-name="T232"> after </text:span><text:span text:style-name="T235">the</text:span><text:span text:style-name="T232"> fork.</text:span></text:p>
      <text:p text:style-name="P8"/>
      <text:p text:style-name="P144"><text:span text:style-name="T257">C</text:span><text:span text:style-name="T256">alculation of M</text:span><text:span text:style-name="T144">L</text:span><text:span text:style-name="T256">, M</text:span><text:span text:style-name="T144">S</text:span><text:span text:style-name="T256">, </text:span><text:span text:style-name="T258">M</text:span><text:span text:style-name="T145">LW</text:span><text:span text:style-name="T258"> and M</text:span><text:span text:style-name="T145">SW </text:span><text:span text:style-name="T259">where </text:span><text:span text:style-name="T260">blocks from a previous </text:span><text:span text:style-name="T274">the </text:span><text:span text:style-name="T260">Monero version are included in a calculation after the fork. <text:s/></text:span><text:span text:style-name="T275">M</text:span><text:span text:style-name="T156">B</text:span><text:span text:style-name="T260"> </text:span><text:span text:style-name="T276">is modified as follows:</text:span></text:p>
      <text:p text:style-name="P145"/>
      <text:p text:style-name="P146">Define</text:p>
      <text:p text:style-name="P142"/>
      <text:p text:style-name="P143">Z<text:span text:style-name="T76">M</text:span> = <text:span text:style-name="T297">625000</text:span> bytes</text:p>
      <text:p text:style-name="P140"/>
      <text:p text:style-name="P142">For blocks before the hard fork <text:line-break/>M<text:span text:style-name="T76">B</text:span> = <text:s/><text:span text:style-name="T274">M</text:span><text:span text:style-name="T157">BOld</text:span> ( Z<text:span text:style-name="T76">M</text:span> / <text:span text:style-name="T274">Z</text:span><text:span text:style-name="T157">M</text:span><text:span text:style-name="T158">O</text:span><text:span text:style-name="T157">ld</text:span> )</text:p>
      <text:p text:style-name="P142"/>
      <text:p text:style-name="P147">The medians are then calculated normally. 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38"/>
      <text:p text:style-name="P139"/>
      <text:p text:style-name="P154"/>
      <text:p text:style-name="P137"/>
      <text:p text:style-name="P77"><text:soft-page-break/><text:span text:style-name="T264">4) </text:span>Wallet Fee <text:span text:style-name="T240">Rounding</text:span></text:p>
      <text:p text:style-name="P17"/>
      <text:p text:style-name="P78"><text:span text:style-name="T277">Wallet fees, f</text:span><text:span text:style-name="T154">N</text:span><text:span text:style-name="T277">, f</text:span><text:span text:style-name="T154">L</text:span><text:span text:style-name="T277">, f</text:span><text:span text:style-name="T154">M</text:span><text:span text:style-name="T277">, and f</text:span><text:span text:style-name="T154">H</text:span><text:span text:style-name="T277"> are rounded up to the desired</text:span></text:p>
      <text:p text:style-name="P17">number of significant digits in the significant </text:p>
      <text:p text:style-name="P26"/>
      <text:p text:style-name="P26">Wallet Fee <text:span text:style-name="T241">Rounding </text:span>Examples</text:p>
      <text:p text:style-name="P19"/>
      <text:p text:style-name="P21">Two significant digits</text:p>
      <text:p text:style-name="P21"/>
      <text:p text:style-name="P21">27810<text:tab/><text:tab/>Rounded to : 28000</text:p>
      <text:p text:style-name="P21">37.94 <text:tab/><text:tab/>Rounded to : 38</text:p>
      <text:p text:style-name="P21">0.5555<text:tab/><text:tab/>Rounded to : 0.56</text:p>
      <text:p text:style-name="P103">0.002342<text:tab/>Rounded to : 0.002<text:span text:style-name="T278">4</text:span></text:p>
      <text:p text:style-name="P77"><text:span text:style-name="T264">4) </text:span>Wallet Fee <text:span text:style-name="T240">Rounding</text:span></text:p>
      <text:p text:style-name="P28"/>
      <text:p text:style-name="P18">Wallet fees, f<text:span text:style-name="T76">N</text:span>, f<text:span text:style-name="T76">L</text:span>, f<text:span text:style-name="T76">M</text:span>, f<text:span text:style-name="T76">H</text:span>, and f<text:span text:style-name="T162">X</text:span> are rounded to <text:span text:style-name="T278">2</text:span> significant digits in the significant </text:p>
      <text:p text:style-name="P27"/>
      <text:p text:style-name="P27">Wallet Fee <text:span text:style-name="T241">Rounding </text:span>Examples</text:p>
      <text:p text:style-name="P20"/>
      <text:p text:style-name="P22">Two significant digits</text:p>
      <text:p text:style-name="P22"/>
      <text:p text:style-name="P22">27810<text:tab/><text:tab/>Rounded to : 28000</text:p>
      <text:p text:style-name="P22">37.94 <text:tab/><text:tab/>Rounded to : 38</text:p>
      <text:p text:style-name="P22">0.5555<text:tab/><text:tab/>Rounded to : 0.56</text:p>
      <text:p text:style-name="P104">0.002342<text:tab/>Rounded to : 0.002<text:span text:style-name="T278">3</text:span></text:p>
      <text:p text:style-name="P71"><text:span text:style-name="T279">5</text:span><text:span text:style-name="T264">) </text:span><text:span text:style-name="T290">Analysis of Sanity Cap</text:span></text:p>
      <text:p text:style-name="P85"/>
      <text:p text:style-name="P163"/>
      <text:p text:style-name="P163"/>
      <text:p text:style-name="P73"><text:span text:style-name="T62">N/</text:span><text:span text:style-name="T61">A</text:span></text:p>
      <text:p text:style-name="P79"><text:span text:style-name="T279">5</text:span><text:span text:style-name="T264">) </text:span><text:span text:style-name="T290">Analysis of Sanity Cap</text:span><text:span text:style-name="T279"> </text:span><text:span text:style-name="T280">(Proposed)</text:span></text:p>
      <text:p text:style-name="P87"/>
      <text:p text:style-name="P85"/>
      <text:p text:style-name="P8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K<text:span text:style-name="T167">B</text:span>-K<text:span text:style-name="T167">S</text:span></text:p>
          </table:table-cell>
          <table:table-cell table:style-name="Table1.A1" table:number-columns-spanned="2" office:value-type="string">
            <text:p text:style-name="P57">Time</text:p>
          </table:table-cell>
          <table:covered-table-cell/>
          <table:table-cell table:style-name="Table1.A1" office:value-type="string">
            <text:p text:style-name="P66"><text:span text:style-name="T291">AC/1</text:span><text:span text:style-name="T292">0</text:span><text:span text:style-name="T296">^6</text:span> </text:p>
          </table:table-cell>
        </table:table-row>
        <table:table-row table:style-name="Table1.1">
          <table:table-cell table:style-name="Table1.A1" office:value-type="string">
            <text:p text:style-name="P55">(<text:span text:style-name="T293">B</text:span>locks)</text:p>
          </table:table-cell>
          <table:table-cell table:style-name="Table1.A1" office:value-type="string">
            <text:p text:style-name="P55">(Days)</text:p>
          </table:table-cell>
          <table:table-cell table:style-name="Table1.A1" office:value-type="string">
            <text:p text:style-name="P55">(Years)</text:p>
          </table:table-cell>
          <table:table-cell table:style-name="Table1.A1" office:value-type="string">
            <text:p text:style-name="P55"><text:span text:style-name="T293">(</text:span>1/<text:span text:style-name="T293">B</text:span>ytes)</text:p>
          </table:table-cell>
        </table:table-row>
        <table:table-row table:style-name="Table1.1">
          <table:table-cell table:style-name="Table1.A1" office:value-type="string">
            <text:p text:style-name="P54">1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56">10.0000125<text:span text:style-name="T293">0</text:span></text:p>
          </table:table-cell>
        </table:table-row>
        <table:table-row table:style-name="Table1.1">
          <table:table-cell table:style-name="Table1.A1" office:value-type="string">
            <text:p text:style-name="P54">720</text:p>
          </table:table-cell>
          <table:table-cell table:style-name="Table1.A1" office:value-type="string">
            <text:p text:style-name="P54">1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10.00900405</text:p>
          </table:table-cell>
        </table:table-row>
        <table:table-row table:style-name="Table1.1">
          <table:table-cell table:style-name="Table1.A1" office:value-type="string">
            <text:p text:style-name="P59">262800</text:p>
          </table:table-cell>
          <table:table-cell table:style-name="Table1.A1" office:value-type="string">
            <text:p text:style-name="P54">365</text:p>
          </table:table-cell>
          <table:table-cell table:style-name="Table1.A1" office:value-type="string">
            <text:p text:style-name="P59">1</text:p>
          </table:table-cell>
          <table:table-cell table:style-name="Table1.A1" office:value-type="string">
            <text:p text:style-name="P62">13.88882955</text:p>
          </table:table-cell>
        </table:table-row>
        <table:table-row table:style-name="Table1.1">
          <table:table-cell table:style-name="Table1.A1" office:value-type="string">
            <text:p text:style-name="P59">263520</text:p>
          </table:table-cell>
          <table:table-cell table:style-name="Table1.A1" office:value-type="string">
            <text:p text:style-name="P59">366</text:p>
          </table:table-cell>
          <table:table-cell table:style-name="Table1.A1" office:value-type="string">
            <text:p text:style-name="P59">1</text:p>
          </table:table-cell>
          <table:table-cell table:style-name="Table1.A1" office:value-type="string">
            <text:p text:style-name="P62">13.90133512</text:p>
          </table:table-cell>
        </table:table-row>
        <table:table-row table:style-name="Table1.1">
          <table:table-cell table:style-name="Table1.A1" office:value-type="string">
            <text:p text:style-name="P62">1051920</text:p>
          </table:table-cell>
          <table:table-cell table:style-name="Table1.A1" office:value-type="string">
            <text:p text:style-name="P60">1461</text:p>
          </table:table-cell>
          <table:table-cell table:style-name="Table1.A1" office:value-type="string">
            <text:p text:style-name="P59">4</text:p>
          </table:table-cell>
          <table:table-cell table:style-name="Table1.A1" office:value-type="string">
            <text:p text:style-name="P62">37.24375468</text:p>
          </table:table-cell>
        </table:table-row>
        <table:table-row table:style-name="Table1.1">
          <table:table-cell table:style-name="Table1.A1" office:value-type="string">
            <text:p text:style-name="P62">2103840</text:p>
          </table:table-cell>
          <table:table-cell table:style-name="Table1.A1" office:value-type="string">
            <text:p text:style-name="P61">2962</text:p>
          </table:table-cell>
          <table:table-cell table:style-name="Table1.A1" office:value-type="string">
            <text:p text:style-name="P58">8</text:p>
          </table:table-cell>
          <table:table-cell table:style-name="Table1.A1" office:value-type="string">
            <text:p text:style-name="P62">138.7097262<text:span text:style-name="T294">7</text:span></text:p>
          </table:table-cell>
        </table:table-row>
        <table:table-row table:style-name="Table1.1">
          <table:table-cell table:style-name="Table1.A1" office:value-type="string">
            <text:p text:style-name="P62">3155760</text:p>
          </table:table-cell>
          <table:table-cell table:style-name="Table1.A1" office:value-type="string">
            <text:p text:style-name="P61">4383</text:p>
          </table:table-cell>
          <table:table-cell table:style-name="Table1.A1" office:value-type="string">
            <text:p text:style-name="P60">12</text:p>
          </table:table-cell>
          <table:table-cell table:style-name="Table1.A1" office:value-type="string">
            <text:p text:style-name="P62">516.607101<text:span text:style-name="T294">70</text:span></text:p>
          </table:table-cell>
        </table:table-row>
        <table:table-row table:style-name="Table1.1">
          <table:table-cell table:style-name="Table1.A1" office:value-type="string">
            <text:p text:style-name="P62">4207680</text:p>
          </table:table-cell>
          <table:table-cell table:style-name="Table1.A1" office:value-type="string">
            <text:p text:style-name="P61">5844</text:p>
          </table:table-cell>
          <table:table-cell table:style-name="Table1.A1" office:value-type="string">
            <text:p text:style-name="P60">16</text:p>
          </table:table-cell>
          <table:table-cell table:style-name="Table1.A1" office:value-type="string">
            <text:p text:style-name="P64">1924.03881617</text:p>
          </table:table-cell>
        </table:table-row>
        <table:table-row table:style-name="Table1.1">
          <table:table-cell table:style-name="Table1.A1" office:value-type="string">
            <text:p text:style-name="P61">5259600</text:p>
          </table:table-cell>
          <table:table-cell table:style-name="Table1.A1" office:value-type="string">
            <text:p text:style-name="P61">7305</text:p>
          </table:table-cell>
          <table:table-cell table:style-name="Table1.A1" office:value-type="string">
            <text:p text:style-name="P60">20</text:p>
          </table:table-cell>
          <table:table-cell table:style-name="Table1.A1" office:value-type="string">
            <text:p text:style-name="P62">7165.842966<text:span text:style-name="T294">50</text:span></text:p>
          </table:table-cell>
        </table:table-row>
        <table:table-row table:style-name="Table1.1">
          <table:table-cell table:style-name="Table1.A1" office:value-type="string">
            <text:p text:style-name="P61">631152<text:span text:style-name="T294">0</text:span></text:p>
          </table:table-cell>
          <table:table-cell table:style-name="Table1.A1" office:value-type="string">
            <text:p text:style-name="P61">8766</text:p>
          </table:table-cell>
          <table:table-cell table:style-name="Table1.A1" office:value-type="string">
            <text:p text:style-name="P60">24</text:p>
          </table:table-cell>
          <table:table-cell table:style-name="Table1.A1" office:value-type="string">
            <text:p text:style-name="P62">26688.2897522<text:span text:style-name="T295">5</text:span></text:p>
          </table:table-cell>
        </table:table-row>
        <table:table-row table:style-name="Table1.1">
          <table:table-cell table:style-name="Table1.A1" office:value-type="string">
            <text:p text:style-name="P61">7363440</text:p>
          </table:table-cell>
          <table:table-cell table:style-name="Table1.A1" office:value-type="string">
            <text:p text:style-name="P61">10227</text:p>
          </table:table-cell>
          <table:table-cell table:style-name="Table1.A1" office:value-type="string">
            <text:p text:style-name="P60">28</text:p>
          </table:table-cell>
          <table:table-cell table:style-name="Table1.A1" office:value-type="string">
            <text:p text:style-name="P62">99397.2116371<text:span text:style-name="T295">8</text:span></text:p>
          </table:table-cell>
        </table:table-row>
        <table:table-row table:style-name="Table1.1">
          <table:table-cell table:style-name="Table1.A1" office:value-type="string">
            <text:p text:style-name="P65">8415360</text:p>
          </table:table-cell>
          <table:table-cell table:style-name="Table1.A1" office:value-type="string">
            <text:p text:style-name="P61">11688</text:p>
          </table:table-cell>
          <table:table-cell table:style-name="Table1.A1" office:value-type="string">
            <text:p text:style-name="P60">32</text:p>
          </table:table-cell>
          <table:table-cell table:style-name="Table1.A1" office:value-type="string">
            <text:p text:style-name="P62">370192.5366129<text:span text:style-name="T295">7</text:span></text:p>
          </table:table-cell>
        </table:table-row>
      </table:table>
      <text:p text:style-name="Standard"/>
      <text:p text:style-name="P86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columns fo:column-count="2" fo:column-gap="0.039in">
          <style:column style:rel-width="32767*" fo:start-indent="0in" fo:end-indent="0.0193in"/>
          <style:column style:rel-width="32768*" fo:start-indent="0.019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12-17T07:35:24.688080792</dc:date>
    <meta:editing-duration>P5DT23H53M57S</meta:editing-duration>
    <meta:editing-cycles>115</meta:editing-cycles>
    <meta:generator>LibreOffice/7.3.7.2$Linux_X86_64 LibreOffice_project/30$Build-2</meta:generator>
    <meta:print-date>2025-12-02T21:24:39.928530204</meta:print-date>
    <meta:printed-by>PDF files</meta:printed-by>
    <meta:document-statistic meta:table-count="1" meta:image-count="0" meta:object-count="0" meta:page-count="6" meta:paragraph-count="190" meta:word-count="1773" meta:character-count="9022" meta:non-whitespace-character-count="7320"/>
  </office:meta>
</office:document-meta>
</file>